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Cantarell" svg:font-family="Cantarell" style:font-family-generic="swiss"/>
    <style:font-face style:name="DejaVu Sans1" svg:font-family="'DejaVu Sans'" style:font-family-generic="swiss"/>
    <style:font-face style:name="Liberation Serif" svg:font-family="'Liberation Serif'" style:font-family-generic="roman" style:font-pitch="variable"/>
    <style:font-face style:name="Cantarell1" svg:font-family="Cantarell" style:font-family-generic="swiss"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automatic-styles>
    <style:style style:name="Table1" style:family="table">
      <style:table-properties style:width="17cm" table:align="margins" style:may-break-between-rows="false"/>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style:vertical-align="middle" fo:background-color="#ffff99" fo:padding="0.097cm"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83caff" fo:padding="0.097cm" fo:border="0.05pt solid #000000">
        <style:background-image/>
      </style:table-cell-properties>
    </style:style>
    <style:style style:name="Table1.2" style:family="table-row">
      <style:table-row-properties style:min-row-height="2cm"/>
    </style:style>
    <style:style style:name="Table1.A2" style:family="table-cell">
      <style:table-cell-properties style:vertical-align="middle" fo:padding="0.097cm" fo:border-left="0.05pt solid #000000" fo:border-right="none" fo:border-top="none" fo:border-bottom="0.05pt solid #000000"/>
    </style:style>
    <style:style style:name="Table1.B2" style:family="table-cell">
      <style:table-cell-properties style:vertical-align="middle" fo:padding="0.097cm" fo:border-left="0.05pt solid #000000" fo:border-right="0.05pt solid #000000" fo:border-top="none" fo:border-bottom="0.05pt solid #000000"/>
    </style:style>
    <style:style style:name="Table1.A3" style:family="table-cell">
      <style:table-cell-properties style:vertical-align="middle" fo:padding="0.097cm" fo:border-left="0.05pt solid #000000" fo:border-right="none" fo:border-top="none" fo:border-bottom="0.05pt solid #000000"/>
    </style:style>
    <style:style style:name="Table1.B3" style:family="table-cell">
      <style:table-cell-properties style:vertical-align="middle" fo:padding="0.097cm" fo:border-left="0.05pt solid #000000" fo:border-right="0.05pt solid #000000" fo:border-top="none" fo:border-bottom="0.05pt solid #000000"/>
    </style:style>
    <style:style style:name="Table1.A4" style:family="table-cell">
      <style:table-cell-properties style:vertical-align="middle" fo:padding="0.097cm" fo:border-left="0.05pt solid #000000" fo:border-right="none" fo:border-top="none" fo:border-bottom="0.05pt solid #000000"/>
    </style:style>
    <style:style style:name="Table1.B4" style:family="table-cell">
      <style:table-cell-properties style:vertical-align="middle" fo:padding="0.097cm" fo:border-left="0.05pt solid #000000" fo:border-right="0.05pt solid #000000" fo:border-top="none" fo:border-bottom="0.05pt solid #000000"/>
    </style:style>
    <style:style style:name="Table1.A5" style:family="table-cell">
      <style:table-cell-properties style:vertical-align="middle" fo:padding="0.097cm" fo:border-left="0.05pt solid #000000" fo:border-right="none" fo:border-top="none" fo:border-bottom="0.05pt solid #000000"/>
    </style:style>
    <style:style style:name="Table1.B5" style:family="table-cell">
      <style:table-cell-properties style:vertical-align="middle" fo:padding="0.097cm" fo:border-left="0.05pt solid #000000" fo:border-right="0.05pt solid #000000" fo:border-top="none" fo:border-bottom="0.05pt solid #000000"/>
    </style:style>
    <style:style style:name="Table1.A6" style:family="table-cell">
      <style:table-cell-properties style:vertical-align="middle" fo:padding="0.097cm" fo:border-left="0.05pt solid #000000" fo:border-right="none" fo:border-top="none" fo:border-bottom="0.05pt solid #000000"/>
    </style:style>
    <style:style style:name="Table1.B6" style:family="table-cell">
      <style:table-cell-properties style:vertical-align="middle" fo:padding="0.097cm" fo:border-left="0.05pt solid #000000" fo:border-right="0.05pt solid #000000" fo:border-top="none" fo:border-bottom="0.05pt solid #000000"/>
    </style:style>
    <style:style style:name="Table1.A7" style:family="table-cell">
      <style:table-cell-properties style:vertical-align="middle" fo:padding="0.097cm" fo:border-left="0.05pt solid #000000" fo:border-right="none" fo:border-top="none" fo:border-bottom="0.05pt solid #000000"/>
    </style:style>
    <style:style style:name="Table1.B7" style:family="table-cell">
      <style:table-cell-properties style:vertical-align="middle" fo:padding="0.097cm" fo:border-left="0.05pt solid #000000" fo:border-right="0.05pt solid #000000" fo:border-top="none" fo:border-bottom="0.05pt solid #000000"/>
    </style:style>
    <style:style style:name="Table1.A8" style:family="table-cell">
      <style:table-cell-properties style:vertical-align="middle" fo:padding="0.097cm" fo:border-left="0.05pt solid #000000" fo:border-right="none" fo:border-top="none" fo:border-bottom="0.05pt solid #000000"/>
    </style:style>
    <style:style style:name="Table1.B8" style:family="table-cell">
      <style:table-cell-properties style:vertical-align="middle" fo:padding="0.097cm" fo:border-left="0.05pt solid #000000" fo:border-right="0.05pt solid #000000" fo:border-top="none" fo:border-bottom="0.05pt solid #000000"/>
    </style:style>
    <style:style style:name="Table1.A9" style:family="table-cell">
      <style:table-cell-properties style:vertical-align="middle" fo:padding="0.097cm" fo:border-left="0.05pt solid #000000" fo:border-right="none" fo:border-top="none" fo:border-bottom="0.05pt solid #000000"/>
    </style:style>
    <style:style style:name="Table1.B9" style:family="table-cell">
      <style:table-cell-properties style:vertical-align="middle"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1" style:family="table-row">
      <style:table-row-properties style:min-row-height="0.847cm"/>
    </style:style>
    <style:style style:name="Table2.A1" style:family="table-cell">
      <style:table-cell-properties style:vertical-align="middle" fo:background-color="#ffff99" fo:padding="0.097cm" fo:border-left="0.05pt solid #000000" fo:border-right="none" fo:border-top="0.05pt solid #000000" fo:border-bottom="0.05pt solid #000000">
        <style:background-image/>
      </style:table-cell-properties>
    </style:style>
    <style:style style:name="Table2.B1" style:family="table-cell">
      <style:table-cell-properties style:vertical-align="middle" fo:background-color="#83caff" fo:padding="0.097cm" fo:border="0.05pt solid #000000">
        <style:background-image/>
      </style:table-cell-properties>
    </style:style>
    <style:style style:name="Table2.2" style:family="table-row">
      <style:table-row-properties style:min-row-height="2cm"/>
    </style:style>
    <style:style style:name="Table2.A2" style:family="table-cell">
      <style:table-cell-properties style:vertical-align="middle" fo:padding="0.097cm" fo:border-left="0.05pt solid #000000" fo:border-right="none" fo:border-top="none" fo:border-bottom="0.05pt solid #000000"/>
    </style:style>
    <style:style style:name="Table2.B2" style:family="table-cell">
      <style:table-cell-properties style:vertical-align="middle" fo:padding="0.097cm" fo:border-left="0.05pt solid #000000" fo:border-right="0.05pt solid #000000" fo:border-top="none" fo:border-bottom="0.05pt solid #000000"/>
    </style:style>
    <style:style style:name="Table2.A3" style:family="table-cell">
      <style:table-cell-properties style:vertical-align="middle" fo:padding="0.097cm" fo:border-left="0.05pt solid #000000" fo:border-right="none" fo:border-top="none" fo:border-bottom="0.05pt solid #000000"/>
    </style:style>
    <style:style style:name="Table2.B3" style:family="table-cell">
      <style:table-cell-properties style:vertical-align="middle" fo:padding="0.097cm" fo:border-left="0.05pt solid #000000" fo:border-right="0.05pt solid #000000" fo:border-top="none" fo:border-bottom="0.05pt solid #000000"/>
    </style:style>
    <style:style style:name="Table2.A4" style:family="table-cell">
      <style:table-cell-properties style:vertical-align="middle" fo:padding="0.097cm" fo:border-left="0.05pt solid #000000" fo:border-right="none" fo:border-top="none" fo:border-bottom="0.05pt solid #000000"/>
    </style:style>
    <style:style style:name="Table2.B4" style:family="table-cell">
      <style:table-cell-properties style:vertical-align="middle" fo:padding="0.097cm" fo:border-left="0.05pt solid #000000" fo:border-right="0.05pt solid #000000" fo:border-top="none" fo:border-bottom="0.05pt solid #000000"/>
    </style:style>
    <style:style style:name="Table2.A5" style:family="table-cell">
      <style:table-cell-properties style:vertical-align="middle" fo:padding="0.097cm" fo:border-left="0.05pt solid #000000" fo:border-right="none" fo:border-top="none" fo:border-bottom="0.05pt solid #000000"/>
    </style:style>
    <style:style style:name="Table2.B5" style:family="table-cell">
      <style:table-cell-properties style:vertical-align="middle" fo:padding="0.097cm" fo:border-left="0.05pt solid #000000" fo:border-right="0.05pt solid #000000" fo:border-top="none" fo:border-bottom="0.05pt solid #000000"/>
    </style:style>
    <style:style style:name="Table2.A6" style:family="table-cell">
      <style:table-cell-properties style:vertical-align="middle" fo:padding="0.097cm" fo:border-left="0.05pt solid #000000" fo:border-right="none" fo:border-top="none" fo:border-bottom="0.05pt solid #000000"/>
    </style:style>
    <style:style style:name="Table2.B6" style:family="table-cell">
      <style:table-cell-properties style:vertical-align="middle" fo:padding="0.097cm" fo:border-left="0.05pt solid #000000" fo:border-right="0.05pt solid #000000" fo:border-top="none" fo:border-bottom="0.05pt solid #000000"/>
    </style:style>
    <style:style style:name="Table2.A7" style:family="table-cell">
      <style:table-cell-properties style:vertical-align="middle" fo:padding="0.097cm" fo:border-left="0.05pt solid #000000" fo:border-right="none" fo:border-top="none" fo:border-bottom="0.05pt solid #000000"/>
    </style:style>
    <style:style style:name="Table2.B7" style:family="table-cell">
      <style:table-cell-properties style:vertical-align="middle" fo:padding="0.097cm" fo:border-left="0.05pt solid #000000" fo:border-right="0.05pt solid #000000" fo:border-top="none" fo:border-bottom="0.05pt solid #000000"/>
    </style:style>
    <style:style style:name="Tableau1" style:family="table">
      <style:table-properties style:width="17.912cm" fo:margin-left="0cm" table:align="left"/>
    </style:style>
    <style:style style:name="Tableau1.A" style:family="table-column">
      <style:table-column-properties style:column-width="8.5cm"/>
    </style:style>
    <style:style style:name="Tableau1.B" style:family="table-column">
      <style:table-column-properties style:column-width="9.412cm"/>
    </style:style>
    <style:style style:name="Tableau1.A1" style:family="table-cell">
      <style:table-cell-properties fo:background-color="#00ccff" fo:padding="0.097cm" fo:border-left="0.05pt solid #000000" fo:border-right="none" fo:border-top="0.05pt solid #000000" fo:border-bottom="0.05pt solid #000000">
        <style:background-image/>
      </style:table-cell-properties>
    </style:style>
    <style:style style:name="Tableau1.B1" style:family="table-cell">
      <style:table-cell-properties fo:background-color="#00ccff"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1.A3" style:family="table-cell">
      <style:table-cell-properties fo:padding="0.097cm" fo:border-left="0.05pt solid #000000" fo:border-right="none"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1.A4" style:family="table-cell">
      <style:table-cell-properties fo:padding="0.097cm" fo:border-left="0.05pt solid #000000" fo:border-right="none" fo:border-top="none" fo:border-bottom="0.05pt solid #000000"/>
    </style:style>
    <style:style style:name="Tableau1.B4"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Text_20_body">
      <style:text-properties officeooo:paragraph-rsid="00358fa1"/>
    </style:style>
    <style:style style:name="P3" style:family="paragraph" style:parent-style-name="Text_20_body">
      <style:text-properties officeooo:paragraph-rsid="0037b581"/>
    </style:style>
    <style:style style:name="P4" style:family="paragraph" style:parent-style-name="Text_20_body">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P5" style:family="paragraph" style:parent-style-name="Text_20_body">
      <style:text-properties style:text-underline-style="solid" style:text-underline-width="auto" style:text-underline-color="font-color"/>
    </style:style>
    <style:style style:name="P6" style:family="paragraph" style:parent-style-name="Text_20_body">
      <style:paragraph-properties fo:text-align="center" style:justify-single-word="false"/>
    </style:style>
    <style:style style:name="P7" style:family="paragraph" style:parent-style-name="Text_20_body">
      <style:text-properties fo:color="#2323dc" fo:font-weight="bold" style:font-weight-asian="bold" style:font-weight-complex="bold"/>
    </style:style>
    <style:style style:name="P8" style:family="paragraph" style:parent-style-name="Text_20_body">
      <style:paragraph-properties fo:text-align="center" style:justify-single-word="false"/>
      <style:text-properties fo:color="#2323dc" fo:font-weight="bold" style:font-weight-asian="bold" style:font-weight-complex="bold"/>
    </style:style>
    <style:style style:name="P9" style:family="paragraph" style:parent-style-name="Text_20_body">
      <style:text-properties fo:color="#2323dc" style:text-underline-style="none" fo:font-weight="bold" style:font-weight-asian="bold" style:font-weight-complex="bold"/>
    </style:style>
    <style:style style:name="P10" style:family="paragraph" style:parent-style-name="Text_20_body">
      <style:paragraph-properties fo:text-align="center" style:justify-single-word="false"/>
      <style:text-properties fo:font-weight="bold" style:font-weight-asian="bold" style:font-weight-complex="bold"/>
    </style:style>
    <style:style style:name="P11" style:family="paragraph" style:parent-style-name="Text_20_body">
      <style:text-properties officeooo:paragraph-rsid="005238ea"/>
    </style:style>
    <style:style style:name="P12" style:family="paragraph" style:parent-style-name="Text_20_body">
      <style:text-properties officeooo:paragraph-rsid="0053fad8"/>
    </style:style>
    <style:style style:name="P13" style:family="paragraph" style:parent-style-name="Text_20_body">
      <style:text-properties officeooo:paragraph-rsid="00571b5d"/>
    </style:style>
    <style:style style:name="P14" style:family="paragraph" style:parent-style-name="Text_20_body">
      <style:paragraph-properties fo:text-align="center" style:justify-single-word="false" fo:break-before="page"/>
      <style:text-properties fo:font-weight="bold" style:font-weight-asian="bold" style:font-weight-complex="bold"/>
    </style:style>
    <style:style style:name="P15" style:family="paragraph" style:parent-style-name="Contents_20_Heading">
      <style:paragraph-properties fo:text-align="center" style:justify-single-word="false" fo:break-before="page"/>
    </style:style>
    <style:style style:name="P16" style:family="paragraph" style:parent-style-name="Standard">
      <style:paragraph-properties fo:text-align="center" style:justify-single-word="false"/>
      <style:text-properties style:font-name="DejaVu Sans Condensed" officeooo:rsid="001bad49" officeooo:paragraph-rsid="001bad49"/>
    </style:style>
    <style:style style:name="P17" style:family="paragraph" style:parent-style-name="Standard">
      <style:paragraph-properties fo:text-align="center" style:justify-single-word="false"/>
      <style:text-properties style:font-name="DejaVu Sans Condensed" fo:font-weight="bold" officeooo:rsid="0027413f" officeooo:paragraph-rsid="0024dada" style:font-weight-asian="bold" style:font-weight-complex="bold"/>
    </style:style>
    <style:style style:name="P18" style:family="paragraph" style:parent-style-name="Standard">
      <style:paragraph-properties fo:text-align="start" style:justify-single-word="false"/>
      <style:text-properties style:font-name="DejaVu Sans Condensed" officeooo:rsid="001d60d6" officeooo:paragraph-rsid="002a614c"/>
    </style:style>
    <style:style style:name="P19" style:family="paragraph" style:parent-style-name="Standard">
      <style:paragraph-properties fo:text-align="start" style:justify-single-word="false"/>
      <style:text-properties style:font-name="DejaVu Sans Condensed" fo:font-size="12pt" fo:font-weight="normal" officeooo:rsid="0028f344" officeooo:paragraph-rsid="0028f344" style:font-size-asian="10.5pt" style:font-weight-asian="normal" style:font-size-complex="12pt" style:font-weight-complex="normal"/>
    </style:style>
    <style:style style:name="P20" style:family="paragraph" style:parent-style-name="Contents_20_2">
      <style:paragraph-properties>
        <style:tab-stops>
          <style:tab-stop style:position="16.501cm" style:type="right" style:leader-style="dotted" style:leader-text="."/>
        </style:tab-stops>
      </style:paragraph-properties>
    </style:style>
    <style:style style:name="P21" style:family="paragraph" style:parent-style-name="Contents_20_1">
      <style:paragraph-properties>
        <style:tab-stops>
          <style:tab-stop style:position="17cm" style:type="right" style:leader-style="dotted" style:leader-text="."/>
        </style:tab-stops>
      </style:paragraph-properties>
    </style:style>
    <style:style style:name="P22" style:family="paragraph" style:parent-style-name="Text_20_body" style:list-style-name="L1"/>
    <style:style style:name="P23" style:family="paragraph" style:parent-style-name="Text_20_body" style:list-style-name="L2"/>
    <style:style style:name="P24" style:family="paragraph" style:parent-style-name="Text_20_body">
      <style:text-properties fo:font-style="normal" style:text-underline-style="solid" style:text-underline-width="auto" style:text-underline-color="font-color" fo:font-weight="normal" officeooo:rsid="000e014c" style:font-style-asian="normal" style:font-weight-asian="normal" style:font-style-complex="normal" style:font-weight-complex="normal"/>
    </style:style>
    <style:style style:name="P25" style:family="paragraph" style:parent-style-name="Text_20_body">
      <style:text-properties officeooo:rsid="000e014c"/>
    </style:style>
    <style:style style:name="P26" style:family="paragraph" style:parent-style-name="Text_20_body" style:list-style-name="L3"/>
    <style:style style:name="P27" style:family="paragraph" style:parent-style-name="Text_20_body" style:list-style-name="L4"/>
    <style:style style:name="P28" style:family="paragraph" style:parent-style-name="Text_20_body" style:list-style-name="L4">
      <style:text-properties officeooo:paragraph-rsid="0040deb9"/>
    </style:style>
    <style:style style:name="P29" style:family="paragraph" style:parent-style-name="Text_20_body" style:list-style-name="L5"/>
    <style:style style:name="P30" style:family="paragraph" style:parent-style-name="Text_20_body" style:list-style-name="L6"/>
    <style:style style:name="P31" style:family="paragraph" style:parent-style-name="Text_20_body">
      <style:paragraph-properties fo:text-align="center" style:justify-single-word="false"/>
      <style:text-properties fo:font-weight="bold" officeooo:rsid="002782ac" style:font-weight-asian="bold" style:font-weight-complex="bold"/>
    </style:style>
    <style:style style:name="P32" style:family="paragraph" style:parent-style-name="Text_20_body">
      <style:paragraph-properties fo:text-align="center" style:justify-single-word="false"/>
      <style:text-properties fo:font-weight="bold" officeooo:rsid="00585c4d" officeooo:paragraph-rsid="00571b5d" style:font-weight-asian="bold" style:font-weight-complex="bold"/>
    </style:style>
    <style:style style:name="P33" style:family="paragraph" style:parent-style-name="Text_20_body">
      <style:paragraph-properties fo:text-align="justify" style:justify-single-word="false"/>
      <style:text-properties fo:font-weight="bold" officeooo:rsid="00326c6e" officeooo:paragraph-rsid="00571b5d" style:font-weight-asian="bold" style:font-weight-complex="bold"/>
    </style:style>
    <style:style style:name="P34" style:family="paragraph" style:parent-style-name="Text_20_body">
      <style:text-properties style:text-underline-style="solid" style:text-underline-width="auto" style:text-underline-color="font-color" officeooo:rsid="001fae70"/>
    </style:style>
    <style:style style:name="P35" style:family="paragraph" style:parent-style-name="Text_20_body">
      <style:text-properties style:text-underline-style="solid" style:text-underline-width="auto" style:text-underline-color="font-color" officeooo:rsid="00158f1a" officeooo:paragraph-rsid="005238ea"/>
    </style:style>
    <style:style style:name="P36" style:family="paragraph" style:parent-style-name="Text_20_body">
      <style:text-properties style:text-underline-style="solid" style:text-underline-width="auto" style:text-underline-color="font-color" officeooo:rsid="0022f45f" officeooo:paragraph-rsid="005238ea"/>
    </style:style>
    <style:style style:name="P37" style:family="paragraph" style:parent-style-name="Text_20_body">
      <style:text-properties style:text-underline-style="solid" style:text-underline-width="auto" style:text-underline-color="font-color" officeooo:rsid="0022f45f" officeooo:paragraph-rsid="0053fad8"/>
    </style:style>
    <style:style style:name="P38" style:family="paragraph" style:parent-style-name="Text_20_body" style:list-style-name="L7"/>
    <style:style style:name="P39" style:family="paragraph" style:parent-style-name="Text_20_body">
      <style:paragraph-properties fo:text-align="justify" style:justify-single-word="false"/>
      <style:text-properties officeooo:rsid="00100d12" officeooo:paragraph-rsid="006a89f6"/>
    </style:style>
    <style:style style:name="P40" style:family="paragraph" style:parent-style-name="Text_20_body">
      <style:paragraph-properties fo:text-align="justify" style:justify-single-word="false"/>
      <style:text-properties officeooo:rsid="00102d17" officeooo:paragraph-rsid="006a89f6"/>
    </style:style>
    <style:style style:name="P41" style:family="paragraph" style:parent-style-name="Text_20_body">
      <style:text-properties officeooo:paragraph-rsid="006a89f6"/>
    </style:style>
    <style:style style:name="P42" style:family="paragraph" style:parent-style-name="Standard">
      <style:paragraph-properties fo:text-align="start" style:justify-single-word="false"/>
      <style:text-properties style:font-name="DejaVu Sans Condensed" fo:font-size="12pt" fo:font-weight="normal" officeooo:rsid="001d60d6" officeooo:paragraph-rsid="002a614c" style:font-size-asian="10.5pt" style:font-weight-asian="normal" style:font-size-complex="12pt" style:font-weight-complex="normal"/>
    </style:style>
    <style:style style:name="P43" style:family="paragraph" style:parent-style-name="Standard">
      <style:paragraph-properties fo:text-align="start" style:justify-single-word="false"/>
      <style:text-properties style:font-name="DejaVu Sans Condensed" fo:font-size="12pt" fo:font-weight="normal" officeooo:rsid="001d60d6" officeooo:paragraph-rsid="006a89f6" style:font-size-asian="10.5pt" style:font-weight-asian="normal" style:font-size-complex="12pt" style:font-weight-complex="normal"/>
    </style:style>
    <style:style style:name="P44" style:family="paragraph" style:parent-style-name="Heading_20_1">
      <style:text-properties officeooo:rsid="003113f3" officeooo:paragraph-rsid="0035e50b"/>
    </style:style>
    <style:style style:name="P45" style:family="paragraph" style:parent-style-name="Heading_20_1">
      <style:text-properties officeooo:paragraph-rsid="006a89f6"/>
    </style:style>
    <style:style style:name="P46" style:family="paragraph" style:parent-style-name="Table_20_Contents">
      <style:paragraph-properties fo:text-align="justify" style:justify-single-word="false"/>
      <style:text-properties officeooo:rsid="00100d12" officeooo:paragraph-rsid="006a89f6"/>
    </style:style>
    <style:style style:name="P47" style:family="paragraph" style:parent-style-name="Table_20_Contents">
      <style:text-properties officeooo:rsid="00100d12" officeooo:paragraph-rsid="006a89f6"/>
    </style:style>
    <style:style style:name="P48" style:family="paragraph" style:parent-style-name="Table_20_Contents">
      <style:paragraph-properties fo:text-align="justify" style:justify-single-word="false"/>
      <style:text-properties officeooo:rsid="00102d17" officeooo:paragraph-rsid="006a89f6"/>
    </style:style>
    <style:style style:name="P49" style:family="paragraph" style:parent-style-name="Heading_20_2">
      <style:text-properties fo:font-weight="bold" officeooo:paragraph-rsid="00358fa1" style:font-weight-asian="bold" style:font-weight-complex="bold"/>
    </style:style>
    <style:style style:name="P50" style:family="paragraph" style:parent-style-name="Heading_20_2">
      <style:text-properties officeooo:paragraph-rsid="0037b581"/>
    </style:style>
    <style:style style:name="P51" style:family="paragraph" style:parent-style-name="Heading_20_2">
      <style:text-properties officeooo:rsid="00327f09"/>
    </style:style>
    <style:style style:name="P5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53"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T1" style:family="text">
      <style:text-properties officeooo:rsid="001d30e1"/>
    </style:style>
    <style:style style:name="T2" style:family="text">
      <style:text-properties officeooo:rsid="001d60d6"/>
    </style:style>
    <style:style style:name="T3" style:family="text">
      <style:text-properties officeooo:rsid="00202d8c"/>
    </style:style>
    <style:style style:name="T4" style:family="text">
      <style:text-properties officeooo:rsid="000e014c"/>
    </style:style>
    <style:style style:name="T5" style:family="text">
      <style:text-properties officeooo:rsid="001082c9"/>
    </style:style>
    <style:style style:name="T6" style:family="text">
      <style:text-properties officeooo:rsid="00108a72"/>
    </style:style>
    <style:style style:name="T7" style:family="text">
      <style:text-properties officeooo:rsid="0019bab2"/>
    </style:style>
    <style:style style:name="T8" style:family="text">
      <style:text-properties officeooo:rsid="001130c7"/>
    </style:style>
    <style:style style:name="T9" style:family="text">
      <style:text-properties fo:color="#000000"/>
    </style:style>
    <style:style style:name="T10" style:family="text">
      <style:text-properties fo:color="#000000" officeooo:rsid="000e4172"/>
    </style:style>
    <style:style style:name="T11" style:family="text">
      <style:text-properties officeooo:rsid="001b6b4b"/>
    </style:style>
    <style:style style:name="T12" style:family="text">
      <style:text-properties officeooo:rsid="000e4172"/>
    </style:style>
    <style:style style:name="T13" style:family="text">
      <style:text-properties officeooo:rsid="00326c6e"/>
    </style:style>
    <style:style style:name="T14" style:family="text">
      <style:text-properties officeooo:rsid="0027413f"/>
    </style:style>
    <style:style style:name="T15" style:family="text">
      <style:text-properties officeooo:rsid="002782ac"/>
    </style:style>
    <style:style style:name="T16" style:family="text">
      <style:text-properties officeooo:rsid="00147364"/>
    </style:style>
    <style:style style:name="T17" style:family="text">
      <style:text-properties officeooo:rsid="00158f1a"/>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officeooo:rsid="001fae70"/>
    </style:style>
    <style:style style:name="T20" style:family="text">
      <style:text-properties style:text-underline-style="solid" style:text-underline-width="auto" style:text-underline-color="font-color" officeooo:rsid="00212526"/>
    </style:style>
    <style:style style:name="T21" style:family="text">
      <style:text-properties style:text-underline-style="solid" style:text-underline-width="auto" style:text-underline-color="font-color" officeooo:rsid="00158f1a"/>
    </style:style>
    <style:style style:name="T22" style:family="text">
      <style:text-properties style:text-underline-style="solid" style:text-underline-width="auto" style:text-underline-color="font-color" officeooo:rsid="0022f45f"/>
    </style:style>
    <style:style style:name="T23" style:family="text">
      <style:text-properties style:text-underline-style="solid" style:text-underline-width="auto" style:text-underline-color="font-color" officeooo:rsid="001b8824"/>
    </style:style>
    <style:style style:name="T24" style:family="text">
      <style:text-properties style:text-underline-style="solid" style:text-underline-width="auto" style:text-underline-color="font-color" officeooo:rsid="00326c6e"/>
    </style:style>
    <style:style style:name="T25" style:family="text">
      <style:text-properties officeooo:rsid="001e3399"/>
    </style:style>
    <style:style style:name="T26" style:family="text">
      <style:text-properties officeooo:rsid="001f072f"/>
    </style:style>
    <style:style style:name="T27" style:family="text">
      <style:text-properties officeooo:rsid="001fae70"/>
    </style:style>
    <style:style style:name="T28" style:family="text">
      <style:text-properties officeooo:rsid="00212526"/>
    </style:style>
    <style:style style:name="T29" style:family="text">
      <style:text-properties officeooo:rsid="002a614c"/>
    </style:style>
    <style:style style:name="T30" style:family="text">
      <style:text-properties style:font-name="Liberation Sans"/>
    </style:style>
    <style:style style:name="T31" style:family="text">
      <style:text-properties officeooo:rsid="0035e50b"/>
    </style:style>
    <style:style style:name="T32" style:family="text">
      <style:text-properties officeooo:rsid="003cbec8"/>
    </style:style>
    <style:style style:name="T33" style:family="text">
      <style:text-properties officeooo:rsid="003fad71"/>
    </style:style>
    <style:style style:name="T34" style:family="text">
      <style:text-properties style:text-underline-style="none" officeooo:rsid="0022f45f"/>
    </style:style>
    <style:style style:name="T35" style:family="text">
      <style:text-properties fo:font-style="italic" style:font-style-asian="italic" style:font-style-complex="italic"/>
    </style:style>
    <style:style style:name="T36" style:family="text">
      <style:text-properties officeooo:rsid="0013aad9"/>
    </style:style>
    <style:style style:name="T37" style:family="text">
      <style:text-properties style:use-window-font-color="true" style:text-outline="false" style:text-line-through-style="none" style:text-position="0% 100%" style:font-name="Cantarell"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WenQuanYi Zen Hei Sharp" style:font-size-asian="10.5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Cahier des charges</text:p>
      <text:table-of-content text:style-name="Sect1" text:name="Table des matières1">
        <text:table-of-content-source text:outline-level="10" text:use-outline-level="false" text:use-index-marks="false" text:use-index-source-styles="true">
          <text:index-title-template text:style-name="Contents_20_Heading">Sommaire</text:index-title-template>
          <text:table-of-content-entry-template text:outline-level="1" text:style-name="Contents_20_1">
            <text:index-entry-link-start text:style-name="Index_20_Link"/>
            <text:index-entry-chapter/>
            <text:index-entry-span> </text:index-entry-span>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table-of-content-source>
        <text:index-body>
          <text:index-title text:style-name="Sect1" text:name="Table des matières1_Head">
            <text:p text:style-name="P15">Sommaire</text:p>
          </text:index-title>
          <text:p text:style-name="P21"><text:a xlink:type="simple" xlink:href="#__RefHeading__1389_1686434533" text:style-name="Index_20_Link" text:visited-style-name="Index_20_Link">1. Présentation du projet <text:tab/>3</text:a></text:p>
          <text:p text:style-name="P20"><text:a xlink:type="simple" xlink:href="#__RefHeading__1391_1686434533" text:style-name="Index_20_Link" text:visited-style-name="Index_20_Link">1.1. Contexte<text:tab/>3</text:a></text:p>
          <text:p text:style-name="P20"><text:a xlink:type="simple" xlink:href="#__RefHeading__1395_1686434533" text:style-name="Index_20_Link" text:visited-style-name="Index_20_Link">1.2. Étude de l’existant<text:tab/>3</text:a></text:p>
          <text:p text:style-name="P20"><text:a xlink:type="simple" xlink:href="#__RefHeading__1415_1686434533" text:style-name="Index_20_Link" text:visited-style-name="Index_20_Link">1.3. Objectifs<text:tab/>3</text:a></text:p>
          <text:p text:style-name="P20"><text:a xlink:type="simple" xlink:href="#__RefHeading__1431_1686434533" text:style-name="Index_20_Link" text:visited-style-name="Index_20_Link">1.4. Calendrier <text:tab/>3</text:a></text:p>
          <text:p text:style-name="P20"><text:a xlink:type="simple" xlink:href="#__RefHeading__1435_1686434533" text:style-name="Index_20_Link" text:visited-style-name="Index_20_Link">1.5. Critères d’acceptabilité du produit <text:tab/>4</text:a></text:p>
          <text:p text:style-name="P21"><text:a xlink:type="simple" xlink:href="#__RefHeading__1443_1686434533" text:style-name="Index_20_Link" text:visited-style-name="Index_20_Link">2. Analyse des besoins <text:tab/>4</text:a></text:p>
          <text:p text:style-name="P20"><text:a xlink:type="simple" xlink:href="#__RefHeading__1445_1686434533" text:style-name="Index_20_Link" text:visited-style-name="Index_20_Link">2.1. Liste des acteurs<text:tab/>4</text:a></text:p>
          <text:p text:style-name="P20"><text:a xlink:type="simple" xlink:href="#__RefHeading__1453_1686434533" text:style-name="Index_20_Link" text:visited-style-name="Index_20_Link">2.2. Expression des besoins<text:tab/>4</text:a></text:p>
          <text:p text:style-name="P20"><text:a xlink:type="simple" xlink:href="#__RefHeading__1461_1686434533" text:style-name="Index_20_Link" text:visited-style-name="Index_20_Link">2.3. Besoins fonctionnels<text:tab/>4</text:a></text:p>
          <text:p text:style-name="P20"><text:a xlink:type="simple" xlink:href="#__RefHeading__1499_1686434533" text:style-name="Index_20_Link" text:visited-style-name="Index_20_Link">2.4. Besoins non-fonctionnels<text:tab/>5</text:a></text:p>
          <text:p text:style-name="P20"><text:a xlink:type="simple" xlink:href="#__RefHeading__1505_1686434533" text:style-name="Index_20_Link" text:visited-style-name="Index_20_Link">2.5. Fonctionnalités<text:tab/>5</text:a></text:p>
          <text:p text:style-name="P20"><text:a xlink:type="simple" xlink:href="#__RefHeading__1603_1686434533" text:style-name="Index_20_Link" text:visited-style-name="Index_20_Link">2.6. Scénarios d'utilisation<text:tab/>9</text:a></text:p>
          <text:p text:style-name="P21"><text:a xlink:type="simple" xlink:href="#__RefHeading__1735_1686434533" text:style-name="Index_20_Link" text:visited-style-name="Index_20_Link">3. Livrables <text:tab/>12</text:a></text:p>
        </text:index-body>
      </text:table-of-content>
      <text:p text:style-name="P16"/>
      <text:h text:style-name="P44" text:outline-level="1"><text:bookmark-start text:name="__RefHeading__1389_1686434533"/><text:soft-page-break/>Présentation du projet<text:bookmark-end text:name="__RefHeading__1389_1686434533"/></text:h>
      <text:h text:style-name="Heading_20_2" text:outline-level="2"><text:bookmark-start text:name="__RefHeading__1391_1686434533"/>Contexte<text:bookmark-end text:name="__RefHeading__1391_1686434533"/></text:h>
      <text:p text:style-name="P2"><text:bookmark-start text:name="__RefHeading__1393_1686434533"/>Ce projet se déroulera dans le cadre d'un projet tutoré lors du semestre 6 de L3 SPI Informatique. Ce document définit les exigences et les besoins du client, ainsi que les fonctionnalités qui seront présentes dans la future application.<text:bookmark-end text:name="__RefHeading__1393_1686434533"/></text:p>
      <text:h text:style-name="P49" text:outline-level="2"><text:bookmark-start text:name="__RefHeading__1395_1686434533"/>Étude de l’existant<text:bookmark-end text:name="__RefHeading__1395_1686434533"/></text:h>
      <text:p text:style-name="Text_20_body"><text:bookmark-start text:name="__RefHeading__1397_1686434533"/><text:s text:c="2"/>- Récupération de grilles déjà existantes <text:bookmark-end text:name="__RefHeading__1397_1686434533"/></text:p>
      <text:p text:style-name="Text_20_body"/>
      <text:p text:style-name="Text_20_body"><text:bookmark-start text:name="__RefHeading__1399_1686434533"/>- Environnement technique (système d’exploitation, langage de programmation ...) <text:bookmark-end text:name="__RefHeading__1399_1686434533"/></text:p>
      <text:p text:style-name="Text_20_body"><text:bookmark-start text:name="__RefHeading__1401_1686434533"/><text:s text:c="2"/>- Compatibilité avec le langage Ruby dans sa version 1.9.3 <text:bookmark-end text:name="__RefHeading__1401_1686434533"/></text:p>
      <text:p text:style-name="Text_20_body"><text:bookmark-start text:name="__RefHeading__1403_1686434533"/><text:s text:c="2"/>- Interface graphique avec la bibliothèque logicielle GTK <office:annotation><dc:creator>antoine foucault</dc:creator><dc:date>2014-02-10T12:39:34</dc:date><text:p text:style-name="P52"><text:span text:style-name="T37">Est-ce que cela correspond réellement à l'étude de l'existant ???</text:span></text:p></office:annotation><text:bookmark-end text:name="__RefHeading__1403_1686434533"/></text:p>
      <text:p text:style-name="Text_20_body"><text:bookmark-start text:name="__RefHeading__1405_1686434533"/><text:s text:c="2"/>- Centralisation des documents du projet avec Git <text:bookmark-end text:name="__RefHeading__1405_1686434533"/></text:p>
      <text:p text:style-name="Text_20_body"><text:bookmark-start text:name="__RefHeading__1407_1686434533"/><text:s text:c="2"/><text:bookmark-end text:name="__RefHeading__1407_1686434533"/></text:p>
      <text:p text:style-name="Text_20_body"><text:bookmark-start text:name="__RefHeading__1409_1686434533"/>- Ressources matérielles et humaines <text:bookmark-end text:name="__RefHeading__1409_1686434533"/></text:p>
      <text:p text:style-name="Text_20_body"><text:bookmark-start text:name="__RefHeading__1411_1686434533"/><text:s text:c="2"/>- PC personnels et/ou de l'université <text:bookmark-end text:name="__RefHeading__1411_1686434533"/></text:p>
      <text:p text:style-name="Text_20_body"><text:bookmark-start text:name="__RefHeading__1413_1686434533"/>- Membres du groupe : Thomas MARCAIS, Loïc GUENVER, Elyan LANVIN, Arthur RAMOLET, Emre AYDIN, Antoine FOUCAULT<text:bookmark-end text:name="__RefHeading__1413_1686434533"/></text:p>
      <text:h text:style-name="P50" text:outline-level="2"><text:bookmark-start text:name="__RefHeading__1415_1686434533"/>Objectif<text:span text:style-name="T31">s</text:span><text:bookmark-end text:name="__RefHeading__1415_1686434533"/></text:h>
      <text:p text:style-name="P3"><text:bookmark-start text:name="__RefHeading__1417_1686434533"/><text:span text:style-name="T30">Ce projet doit aboutir à la création d'une application de type jeu de picross (ou henjie),</text:span> <text:span text:style-name="T30">destinée à tout public. </text:span>Un système d'aide permettra de terminer une grille, peu importe son expérience et la difficulté de la grille.<text:bookmark-end text:name="__RefHeading__1417_1686434533"/></text:p>
      <text:p text:style-name="P3"/>
      <text:p text:style-name="Text_20_body"><text:bookmark-start text:name="__RefHeading__1419_1686434533"/>L'application comprendra :<text:bookmark-end text:name="__RefHeading__1419_1686434533"/></text:p>
      <text:p text:style-name="Text_20_body"/>
      <text:list xml:id="list1716756898" text:style-name="L1">
        <text:list-item>
          <text:p text:style-name="P22"><text:bookmark-start text:name="__RefHeading__1421_1686434533"/>La résolution d'une grille de picross <text:bookmark-end text:name="__RefHeading__1421_1686434533"/></text:p>
        </text:list-item>
        <text:list-item>
          <text:p text:style-name="P22"><text:bookmark-start text:name="__RefHeading__1423_1686434533"/>Un éditeur pour créer ses propres grilles <text:bookmark-end text:name="__RefHeading__1423_1686434533"/></text:p>
        </text:list-item>
        <text:list-item>
          <text:p text:style-name="P22"><text:bookmark-start text:name="__RefHeading__1425_1686434533"/>Un système d'aide à la résolution <text:bookmark-end text:name="__RefHeading__1425_1686434533"/></text:p>
        </text:list-item>
        <text:list-item>
          <text:p text:style-name="P22"><text:bookmark-start text:name="__RefHeading__1427_1686434533"/>Un système de sauvegarde/chargement <text:span text:style-name="T32">(persistance des données)</text:span><text:bookmark-end text:name="__RefHeading__1427_1686434533"/></text:p>
        </text:list-item>
        <text:list-item>
          <text:p text:style-name="P22"><text:bookmark-start text:name="__RefHeading__1429_1686434533"/><text:span text:style-name="T1">Un tutoriel (sous forme de pop-up/</text:span><text:span text:style-name="T32">fenêtre d'aide</text:span><text:span text:style-name="T1">)</text:span><text:bookmark-end text:name="__RefHeading__1429_1686434533"/></text:p>
        </text:list-item>
      </text:list>
      <text:h text:style-name="Heading_20_2" text:outline-level="2"><text:bookmark-start text:name="__RefHeading__1431_1686434533"/><text:span text:style-name="T2">Calendrier </text:span><text:span text:style-name="T2"><office:annotation><dc:creator>antoine foucault</dc:creator><dc:date>2014-02-05T15:45:37</dc:date><text:p><text:span text:style-name="T37">AJOUTER DATE DE FIN SPIRALE + vérifier date de rendu (question envoyée par mail le 10 février)</text:span></text:p></office:annotation></text:span><text:bookmark-end text:name="__RefHeading__1431_1686434533"/></text:h>
      <text:p text:style-name="Text_20_body"><text:bookmark-start text:name="__RefHeading__1433_1686434533"/><text:soft-page-break/>La soutenance est prévue pour le vendredi 16 mai à 13h30, le projet est à rendre la semaine précédente au plus tard ?<text:bookmark-end text:name="__RefHeading__1433_1686434533"/></text:p>
      <text:h text:style-name="Heading_20_2" text:outline-level="2"><text:bookmark-start text:name="__RefHeading__1435_1686434533"/>Critères d’acceptabilité du produit <text:bookmark-end text:name="__RefHeading__1435_1686434533"/></text:h>
      <text:p text:style-name="Text_20_body"><text:bookmark-start text:name="__RefHeading__1437_1686434533"/>L’application doit répondre aux critères suivants : <text:bookmark-end text:name="__RefHeading__1437_1686434533"/></text:p>
      <text:p text:style-name="Text_20_body"/>
      <text:list xml:id="list1528621114" text:style-name="L2">
        <text:list-item>
          <text:p text:style-name="P23"><text:bookmark-start text:name="__RefHeading__1439_1686434533"/>Validation du produit via un dossier de tests réalisé par notre groupe <text:bookmark-end text:name="__RefHeading__1439_1686434533"/></text:p>
        </text:list-item>
        <text:list-item>
          <text:p text:style-name="P23"><text:bookmark-start text:name="__RefHeading__1441_1686434533"/>Respect des contraintes client (choix technologique, fonctionnalités de l'application)<text:bookmark-end text:name="__RefHeading__1441_1686434533"/></text:p>
        </text:list-item>
      </text:list>
      <text:h text:style-name="Heading_20_1" text:outline-level="1"><text:bookmark-start text:name="__RefHeading__1443_1686434533"/>Analyse des besoins<text:bookmark-end text:name="__RefHeading__1443_1686434533"/></text:h>
      <text:h text:style-name="Heading_20_2" text:outline-level="2"><text:bookmark-start text:name="__RefHeading__1445_1686434533"/>Liste des acteurs<text:bookmark-end text:name="__RefHeading__1445_1686434533"/></text:h>
      <text:p text:style-name="P4"><text:bookmark-start text:name="__RefHeading__1447_1686434533"/>L<text:span text:style-name="T4">'utilisateur :</text:span><text:bookmark-end text:name="__RefHeading__1447_1686434533"/></text:p>
      <text:p text:style-name="P24"/>
      <text:p text:style-name="Text_20_body"><text:bookmark-start text:name="__RefHeading__1449_1686434533"/>A l'aide de l'application, l<text:span text:style-name="T5">'utilisateur</text:span> pourra <text:span text:style-name="T5">éditer</text:span> ses propres grilles de Picross en <text:span text:style-name="T5">noircissant les cases de</text:span> la grille <text:span text:style-name="T5">comme voulu. Il peut également générer un fichier de sauvegarde de sa g</text:span><text:span text:style-name="T33">rille qui sera exportable avec d'autres applications.</text:span><text:bookmark-end text:name="__RefHeading__1449_1686434533"/></text:p>
      <text:p text:style-name="Text_20_body"><text:bookmark-start text:name="__RefHeading__1451_1686434533"/><text:span text:style-name="T5">L'utilisateur pourra également se servir </text:span>de l'application pour jouer au Picross. Il <text:span text:style-name="T5">pourra sélectionner une des grilles à résoudre par défaut </text:span>ou <text:span text:style-name="T5">il</text:span> pourra importer des grilles édité<text:span text:style-name="T5">e</text:span>s <text:span text:style-name="T6">au préalable</text:span>. Lors de la résolution des grilles, il pourra faire appel à une aide de la machine. <text:span text:style-name="T7">Il peut également consulter les statistiques et classements du jeu.</text:span><text:bookmark-end text:name="__RefHeading__1451_1686434533"/></text:p>
      <text:h text:style-name="Heading_20_2" text:outline-level="2"><text:bookmark-start text:name="__RefHeading__1453_1686434533"/>Expression des besoins<text:bookmark-end text:name="__RefHeading__1453_1686434533"/></text:h>
      <text:p text:style-name="P25"><text:bookmark-start text:name="__RefHeading__1455_1686434533"/>Le client souhaite disposer d'une application réalisée sous Ruby. Celle-ci sera décomposée en deux grandes parties :<text:bookmark-end text:name="__RefHeading__1455_1686434533"/></text:p>
      <text:p text:style-name="Text_20_body"/>
      <text:list xml:id="list576353900" text:style-name="L3">
        <text:list-item>
          <text:p text:style-name="P26"><text:bookmark-start text:name="__RefHeading__1457_1686434533"/><text:span text:style-name="T4">L'édition de grilles de Picross via une interface simple permettant de </text:span><text:span text:style-name="T6">noircir</text:span><text:span text:style-name="T4"> la grille voulue </text:span><text:span text:style-name="T6">ou de générer une grille aléatoirement</text:span><text:span text:style-name="T4">.</text:span><text:bookmark-end text:name="__RefHeading__1457_1686434533"/></text:p>
        </text:list-item>
        <text:list-item>
          <text:p text:style-name="P26"><text:bookmark-start text:name="__RefHeading__1459_1686434533"/><text:span text:style-name="T4">La résolution des grilles de Picross, selon les règles traditionnelles du jeu, avec possibilité de demander de l'aide au jeu si le joueur est bloqué. </text:span><text:span text:style-name="T6">L'application doit également être capable de charger, au démarrage, la dernière grille en cours.</text:span><text:bookmark-end text:name="__RefHeading__1459_1686434533"/></text:p>
        </text:list-item>
      </text:list>
      <text:h text:style-name="Heading_20_2" text:outline-level="2"><text:bookmark-start text:name="__RefHeading__1461_1686434533"/>Besoins fonctionnels<text:bookmark-end text:name="__RefHeading__1461_1686434533"/></text:h>
      <text:p text:style-name="P5"><text:bookmark-start text:name="__RefHeading__1463_1686434533"/>Édition des grilles de Picross :<text:bookmark-end text:name="__RefHeading__1463_1686434533"/></text:p>
      <text:p text:style-name="P5"/>
      <text:list xml:id="list1283633807" text:style-name="L4">
        <text:list-item>
          <text:p text:style-name="P27"><text:bookmark-start text:name="__RefHeading__1465_1686434533"/>Création d'une nouvelle grille de Picross à partir d'un<text:span text:style-name="T8">e grille vierge</text:span><text:bookmark-end text:name="__RefHeading__1465_1686434533"/></text:p>
          <text:list>
            <text:list-item>
              <text:p text:style-name="P27"><text:bookmark-start text:name="__RefHeading__1467_1686434533"/>L'utilisateur devra choisir la taille de grille puis noircir les cases tel qu'il le souhaite.<text:bookmark-end text:name="__RefHeading__1467_1686434533"/></text:p>
            </text:list-item>
          </text:list>
        </text:list-item>
        <text:list-item>
          <text:p text:style-name="P27"><text:bookmark-start text:name="__RefHeading__1469_1686434533"/><text:soft-page-break/>Création d'une grille de Picross aléatoirement<text:bookmark-end text:name="__RefHeading__1469_1686434533"/></text:p>
          <text:list>
            <text:list-item>
              <text:p text:style-name="P27"><text:bookmark-start text:name="__RefHeading__1471_1686434533"/>L'utilisateur doit avoir la possibilité, via un bouton par exemple, de noircir aléatoirement une grille dans l'éditeur. Il lui est également possible de la modifier manuellement par la suite.<text:bookmark-end text:name="__RefHeading__1471_1686434533"/></text:p>
            </text:list-item>
          </text:list>
        </text:list-item>
        <text:list-item>
          <text:p text:style-name="P28"><text:bookmark-start text:name="__RefHeading__1473_1686434533"/>Exportation d'une grille<text:bookmark-end text:name="__RefHeading__1473_1686434533"/></text:p>
          <text:list>
            <text:list-item>
              <text:p text:style-name="P28"><text:bookmark-start text:name="__RefHeading__1475_1686434533"/><text:span text:style-name="T10">A</text:span><text:span text:style-name="T9">près avoir édité sa grille, l'utilisateur peut générer un fichier de sauvegarde de sa grille qu'il pourra partager avec d'autres utilisateurs.</text:span><text:bookmark-end text:name="__RefHeading__1475_1686434533"/></text:p>
            </text:list-item>
          </text:list>
        </text:list-item>
        <text:list-item>
          <text:p text:style-name="P27"><text:bookmark-start text:name="__RefHeading__1477_1686434533"/>Modification d'une grille existante <text:bookmark-end text:name="__RefHeading__1477_1686434533"/></text:p>
          <text:list>
            <text:list-item>
              <text:p text:style-name="P27"><text:bookmark-start text:name="__RefHeading__1479_1686434533"/>L'utilisateur peut modifier une grille qu'il a créé préalablement<text:bookmark-end text:name="__RefHeading__1479_1686434533"/></text:p>
            </text:list-item>
          </text:list>
        </text:list-item>
      </text:list>
      <text:p text:style-name="Text_20_body"/>
      <text:p text:style-name="P5"><text:bookmark-start text:name="__RefHeading__1481_1686434533"/><text:span text:style-name="T12">Résolution</text:span><text:span text:style-name="T11"> </text:span><text:span text:style-name="T12">de</text:span><text:span text:style-name="T11">s</text:span><text:span text:style-name="T12"> grilles de Picross :</text:span><text:bookmark-end text:name="__RefHeading__1481_1686434533"/></text:p>
      <text:p text:style-name="Text_20_body"/>
      <text:list xml:id="list1406106781" text:style-name="L5">
        <text:list-item>
          <text:p text:style-name="P29"><text:bookmark-start text:name="__RefHeading__1483_1686434533"/><text:span text:style-name="T8">Démarrer</text:span> une partie<text:bookmark-end text:name="__RefHeading__1483_1686434533"/></text:p>
          <text:list>
            <text:list-item>
              <text:p text:style-name="P29"><text:bookmark-start text:name="__RefHeading__1485_1686434533"/>L'utilisateur doit choisir entre deux modes : « Grilles par défaut » ou « Grilles importées ». Ensuite il sélectionne la grille à laquelle il souhaite jouer.<text:bookmark-end text:name="__RefHeading__1485_1686434533"/></text:p>
            </text:list-item>
          </text:list>
        </text:list-item>
        <text:list-item>
          <text:p text:style-name="P29"><text:bookmark-start text:name="__RefHeading__1487_1686434533"/>Aide à la résolution automatique<text:bookmark-end text:name="__RefHeading__1487_1686434533"/></text:p>
          <text:list>
            <text:list-item>
              <text:p text:style-name="P29"><text:bookmark-start text:name="__RefHeading__1489_1686434533"/>Lors d'une partie, le joueur peut demander l'aide du jeu s'il se voit bloqué. Différents niveaux d'aide sont disponibles : résolution d'une case ou conseils.<text:bookmark-end text:name="__RefHeading__1489_1686434533"/></text:p>
            </text:list-item>
          </text:list>
        </text:list-item>
        <text:list-item>
          <text:p text:style-name="P29"><text:bookmark-start text:name="__RefHeading__1491_1686434533"/>Sauvegarder la grille en cours<text:bookmark-end text:name="__RefHeading__1491_1686434533"/></text:p>
          <text:list>
            <text:list-item>
              <text:p text:style-name="P29"><text:bookmark-start text:name="__RefHeading__1493_1686434533"/>L'application doit pouvoir gérer différentes manières de sauvegarder ses parties en cours. Soit l'application garde la dernière partie en cours en mémoire et propose de la reprendre au démarrage, soit on peut sauvegarder la partie en cours via une option dans la barre de menu.<text:bookmark-end text:name="__RefHeading__1493_1686434533"/></text:p>
            </text:list-item>
          </text:list>
        </text:list-item>
        <text:list-item>
          <text:p text:style-name="P29"><text:bookmark-start text:name="__RefHeading__1495_1686434533"/>Importation d'une grille<text:bookmark-end text:name="__RefHeading__1495_1686434533"/></text:p>
          <text:list>
            <text:list-item>
              <text:p text:style-name="P29"><text:bookmark-start text:name="__RefHeading__1497_1686434533"/>L'utilisateur doit pouvoir importer une grille sous forme de fichier de sauvegarde pour pouvoir y jouer.<text:bookmark-end text:name="__RefHeading__1497_1686434533"/></text:p>
            </text:list-item>
          </text:list>
        </text:list-item>
      </text:list>
      <text:h text:style-name="Heading_20_2" text:outline-level="2"><text:bookmark-start text:name="__RefHeading__1499_1686434533"/>Besoins non-fonctionnels<text:bookmark-end text:name="__RefHeading__1499_1686434533"/></text:h>
      <text:list xml:id="list785635148" text:style-name="L6">
        <text:list-item>
          <text:p text:style-name="P30"><text:bookmark-start text:name="__RefHeading__1501_1686434533"/>Sérialisation des objets pour persistance<text:bookmark-end text:name="__RefHeading__1501_1686434533"/></text:p>
          <text:list>
            <text:list-item>
              <text:p text:style-name="P30"><text:bookmark-start text:name="__RefHeading__1503_1686434533"/>L'application a la possibilité, à son extinction, <text:s/>de sérialiser les grilles, les statistiques et les options afin de pouvoir les récupérer au redémarrage de l'application.<text:bookmark-end text:name="__RefHeading__1503_1686434533"/></text:p>
            </text:list-item>
          </text:list>
        </text:list-item>
      </text:list>
      <text:h text:style-name="P51" text:outline-level="2"><text:bookmark-start text:name="__RefHeading__1505_1686434533"/>Fonctionnalités<text:bookmark-end text:name="__RefHeading__1505_1686434533"/></text:h>
      <text:p text:style-name="P17"/>
      <text:p text:style-name="P10"><text:bookmark-start text:name="__RefHeading__1507_1686434533"/><text:soft-page-break/><text:span text:style-name="T14">J</text:span><text:span text:style-name="T15">EU</text:span><text:bookmark-end text:name="__RefHeading__1507_1686434533"/></text:p>
      <text:p text:style-name="P31"/>
      <table:table table:name="Table1" table:style-name="Table1">
        <table:table-column table:style-name="Table1.A"/>
        <table:table-column table:style-name="Table1.B"/>
        <table:table-row>
          <table:table-cell table:style-name="Table1.A1" office:value-type="string">
            <text:p text:style-name="P6"><text:bookmark-start text:name="__RefHeading__1509_1686434533"/>Référence<text:bookmark-end text:name="__RefHeading__1509_1686434533"/></text:p>
          </table:table-cell>
          <table:table-cell table:style-name="Table1.B1" office:value-type="string">
            <text:p text:style-name="P6"><text:bookmark-start text:name="__RefHeading__1511_1686434533"/>Fonctionnalité<text:bookmark-end text:name="__RefHeading__1511_1686434533"/></text:p>
          </table:table-cell>
        </table:table-row>
        <table:table-row table:style-name="Table1.2">
          <table:table-cell table:style-name="Table1.A9" office:value-type="string">
            <text:p text:style-name="P6"/>
          </table:table-cell>
          <table:table-cell table:style-name="Table1.B9" office:value-type="string">
            <text:p text:style-name="P8"><text:bookmark-start text:name="__RefHeading__1513_1686434533"/>Traitement/<text:span text:style-name="T16">Persistance </text:span>des données<text:bookmark-end text:name="__RefHeading__1513_1686434533"/></text:p>
          </table:table-cell>
        </table:table-row>
        <table:table-row table:style-name="Table1.2">
          <table:table-cell table:style-name="Table1.A9" office:value-type="string">
            <text:p text:style-name="P6"/>
          </table:table-cell>
          <table:table-cell table:style-name="Table1.B9" office:value-type="string">
            <text:p text:style-name="P6"><text:bookmark-start text:name="__RefHeading__1515_1686434533"/>Sauvegarder/Charger les options<text:bookmark-end text:name="__RefHeading__1515_1686434533"/></text:p>
          </table:table-cell>
        </table:table-row>
        <table:table-row table:style-name="Table1.2">
          <table:table-cell table:style-name="Table1.A9" office:value-type="string">
            <text:p text:style-name="P6"/>
          </table:table-cell>
          <table:table-cell table:style-name="Table1.B9" office:value-type="string">
            <text:p text:style-name="P6"><text:bookmark-start text:name="__RefHeading__1517_1686434533"/>Sauvegarder/Charger une partie<text:bookmark-end text:name="__RefHeading__1517_1686434533"/></text:p>
          </table:table-cell>
        </table:table-row>
        <table:table-row table:style-name="Table1.2">
          <table:table-cell table:style-name="Table1.A9" office:value-type="string">
            <text:p text:style-name="P6"/>
          </table:table-cell>
          <table:table-cell table:style-name="Table1.B9" office:value-type="string">
            <text:p text:style-name="P6"><text:bookmark-start text:name="__RefHeading__1519_1686434533"/>S<text:span text:style-name="T17">auvegarder/Charger les scores et les statistiques</text:span><text:bookmark-end text:name="__RefHeading__1519_1686434533"/></text:p>
          </table:table-cell>
        </table:table-row>
        <table:table-row table:style-name="Table1.2">
          <table:table-cell table:style-name="Table1.A9" office:value-type="string">
            <text:p text:style-name="P6"/>
          </table:table-cell>
          <table:table-cell table:style-name="Table1.B9" office:value-type="string">
            <text:p text:style-name="P6"><text:bookmark-start text:name="__RefHeading__1521_1686434533"/>Crypter les données [OPTION]<text:bookmark-end text:name="__RefHeading__1521_1686434533"/></text:p>
          </table:table-cell>
        </table:table-row>
        <table:table-row table:style-name="Table1.2">
          <table:table-cell table:style-name="Table1.A9" office:value-type="string">
            <text:p text:style-name="P6"/>
          </table:table-cell>
          <table:table-cell table:style-name="Table1.B9" office:value-type="string">
            <text:p text:style-name="P8"><text:bookmark-start text:name="__RefHeading__1523_1686434533"/>Jeu<text:bookmark-end text:name="__RefHeading__1523_1686434533"/></text:p>
          </table:table-cell>
        </table:table-row>
        <table:table-row table:style-name="Table1.2">
          <table:table-cell table:style-name="Table1.A9" office:value-type="string">
            <text:p text:style-name="P6"/>
          </table:table-cell>
          <table:table-cell table:style-name="Table1.B9" office:value-type="string">
            <text:p text:style-name="P6"><text:bookmark-start text:name="__RefHeading__1525_1686434533"/>Jouer une partie<text:bookmark-end text:name="__RefHeading__1525_1686434533"/></text:p>
          </table:table-cell>
        </table:table-row>
        <table:table-row table:style-name="Table1.2">
          <table:table-cell table:style-name="Table1.A9" office:value-type="string">
            <text:p text:style-name="P6"/>
          </table:table-cell>
          <table:table-cell table:style-name="Table1.B9" office:value-type="string">
            <text:p text:style-name="P6"><text:bookmark-start text:name="__RefHeading__1527_1686434533"/>Système d'aide<text:bookmark-end text:name="__RefHeading__1527_1686434533"/></text:p>
          </table:table-cell>
        </table:table-row>
      </table:table>
      <text:p text:style-name="Text_20_body"/>
      <text:p text:style-name="P14"><text:bookmark-start text:name="__RefHeading__1529_1686434533"/>EDITEUR<text:bookmark-end text:name="__RefHeading__1529_1686434533"/></text:p>
      <text:p text:style-name="P10"/>
      <table:table table:name="Table2" table:style-name="Table2">
        <table:table-column table:style-name="Table2.A"/>
        <table:table-column table:style-name="Table2.B"/>
        <table:table-row table:style-name="Table2.1">
          <table:table-cell table:style-name="Table2.A1" office:value-type="string">
            <text:p text:style-name="P6"><text:bookmark-start text:name="__RefHeading__1531_1686434533"/>Référence<text:bookmark-end text:name="__RefHeading__1531_1686434533"/></text:p>
          </table:table-cell>
          <table:table-cell table:style-name="Table2.B1" office:value-type="string">
            <text:p text:style-name="P6"><text:bookmark-start text:name="__RefHeading__1533_1686434533"/>Fonctionnalité<text:bookmark-end text:name="__RefHeading__1533_1686434533"/></text:p>
          </table:table-cell>
        </table:table-row>
        <table:table-row table:style-name="Table2.2">
          <table:table-cell table:style-name="Table2.A7" office:value-type="string">
            <text:p text:style-name="P6"/>
          </table:table-cell>
          <table:table-cell table:style-name="Table2.B7" office:value-type="string">
            <text:p text:style-name="P8"><text:bookmark-start text:name="__RefHeading__1535_1686434533"/>Traitement/Persistance des données<text:bookmark-end text:name="__RefHeading__1535_1686434533"/></text:p>
          </table:table-cell>
        </table:table-row>
        <table:table-row table:style-name="Table2.2">
          <table:table-cell table:style-name="Table2.A7" office:value-type="string">
            <text:p text:style-name="P6"/>
          </table:table-cell>
          <table:table-cell table:style-name="Table2.B7" office:value-type="string">
            <text:p text:style-name="P6"><text:bookmark-start text:name="__RefHeading__1537_1686434533"/>Sauvegarder/Charger un plateau<text:bookmark-end text:name="__RefHeading__1537_1686434533"/></text:p>
          </table:table-cell>
        </table:table-row>
        <table:table-row table:style-name="Table2.2">
          <table:table-cell table:style-name="Table2.A7" office:value-type="string">
            <text:p text:style-name="P6"/>
          </table:table-cell>
          <table:table-cell table:style-name="Table2.B7" office:value-type="string">
            <text:p text:style-name="P8"><text:bookmark-start text:name="__RefHeading__1539_1686434533"/>Éditeur<text:bookmark-end text:name="__RefHeading__1539_1686434533"/></text:p>
          </table:table-cell>
        </table:table-row>
        <table:table-row table:style-name="Table2.2">
          <table:table-cell table:style-name="Table2.A7" office:value-type="string">
            <text:p text:style-name="P6"/>
          </table:table-cell>
          <table:table-cell table:style-name="Table2.B7" office:value-type="string">
            <text:p text:style-name="P6"><text:bookmark-start text:name="__RefHeading__1541_1686434533"/>Créer un plateau aléatoirement<text:bookmark-end text:name="__RefHeading__1541_1686434533"/></text:p>
          </table:table-cell>
        </table:table-row>
        <table:table-row table:style-name="Table2.2">
          <table:table-cell table:style-name="Table2.A7" office:value-type="string">
            <text:p text:style-name="P6"/>
          </table:table-cell>
          <table:table-cell table:style-name="Table2.B7" office:value-type="string">
            <text:p text:style-name="P6"><text:bookmark-start text:name="__RefHeading__1543_1686434533"/><text:span text:style-name="T13">Crée</text:span> <text:span text:style-name="T13">une</text:span> grille<text:bookmark-end text:name="__RefHeading__1543_1686434533"/></text:p>
          </table:table-cell>
        </table:table-row>
        <table:table-row table:style-name="Table2.2">
          <table:table-cell table:style-name="Table2.A7" office:value-type="string">
            <text:p text:style-name="P6"/>
          </table:table-cell>
          <table:table-cell table:style-name="Table2.B7" office:value-type="string">
            <text:p text:style-name="P6"><text:bookmark-start text:name="__RefHeading__1545_1686434533"/>Modifier une grille<text:bookmark-end text:name="__RefHeading__1545_1686434533"/></text:p>
          </table:table-cell>
        </table:table-row>
      </table:table>
      <text:p text:style-name="P10"><text:bookmark-start text:name="__RefHeading__1547_1686434533"/><text:soft-page-break/>Jeu<text:bookmark-end text:name="__RefHeading__1547_1686434533"/></text:p>
      <text:p text:style-name="Text_20_body"/>
      <text:p text:style-name="P11"><text:bookmark-start text:name="__RefHeading__1549_1686434533"/><text:tab/><text:span text:style-name="T18">Aider le joueur :</text:span><text:bookmark-end text:name="__RefHeading__1549_1686434533"/></text:p>
      <text:p text:style-name="P11"><text:bookmark-start text:name="__RefHeading__1551_1686434533"/><text:tab/><text:bookmark-end text:name="__RefHeading__1551_1686434533"/></text:p>
      <text:p text:style-name="Text_20_body"><text:bookmark-start text:name="__RefHeading__1553_1686434533"/><text:span text:style-name="T25">L'utilisateur doit pouvoir recevoir une aide du logiciel dans le cas ou il est bloqué. </text:span><text:span text:style-name="T26">Il pourra interagir sur le <text:s/>plateau de deux différentes manières. Noircir une case correcte </text:span><text:span text:style-name="T13">o</text:span><text:span text:style-name="T26">u donner un indice à l'utilisateur.</text:span><text:bookmark-end text:name="__RefHeading__1553_1686434533"/></text:p>
      <text:p text:style-name="Text_20_body"/>
      <text:p text:style-name="Text_20_body"><text:bookmark-start text:name="__RefHeading__1555_1686434533"/><text:span text:style-name="T27"><text:tab/></text:span><text:span text:style-name="T19">Jouer une partie :</text:span><text:bookmark-end text:name="__RefHeading__1555_1686434533"/></text:p>
      <text:p text:style-name="P34"/>
      <text:p text:style-name="Text_20_body"><text:bookmark-start text:name="__RefHeading__1557_1686434533"/>L'utilisateur doit pouvoir jouer une partie de Picross à l'aide de la souris.<text:bookmark-end text:name="__RefHeading__1557_1686434533"/></text:p>
      <text:p text:style-name="Text_20_body"/>
      <text:p text:style-name="P9"><text:bookmark-start text:name="__RefHeading__1559_1686434533"/><text:span text:style-name="T27">Traitement/</text:span><text:span text:style-name="T16">Persistance </text:span><text:span text:style-name="T27">des données : </text:span><text:bookmark-end text:name="__RefHeading__1559_1686434533"/></text:p>
      <text:p text:style-name="Text_20_body"/>
      <text:p text:style-name="Text_20_body"><text:bookmark-start text:name="__RefHeading__1561_1686434533"/><text:span text:style-name="T27"><text:tab/></text:span><text:span text:style-name="T19">Sauvegarder/Charger les options :</text:span><text:bookmark-end text:name="__RefHeading__1561_1686434533"/></text:p>
      <text:p text:style-name="Text_20_body"/>
      <text:p text:style-name="Text_20_body"><text:bookmark-start text:name="__RefHeading__1563_1686434533"/>Les choix de l'utilisateur concernant les options du jeu sont sauvegardées entre les différents lancements du jeu.<text:bookmark-end text:name="__RefHeading__1563_1686434533"/></text:p>
      <text:p text:style-name="Text_20_body"/>
      <text:p text:style-name="Text_20_body"><text:bookmark-start text:name="__RefHeading__1565_1686434533"/><text:span text:style-name="T28"><text:tab/></text:span><text:span text:style-name="T20">Sauvegarder/Charger une partie :</text:span><text:bookmark-end text:name="__RefHeading__1565_1686434533"/></text:p>
      <text:p text:style-name="Text_20_body"/>
      <text:p text:style-name="Text_20_body"><text:bookmark-start text:name="__RefHeading__1567_1686434533"/>L'utilisateur peut sauvegarder sa partie en cours afin de la reprendre ultérieurement. Lorsqu'il quitte le jeu en pleine partie et qu'il revient, le jeu lui propose de reprendre la partie précédente ou de retomber sur les menus.<text:bookmark-end text:name="__RefHeading__1567_1686434533"/></text:p>
      <text:p text:style-name="Text_20_body"/>
      <text:p text:style-name="P11"><text:bookmark-start text:name="__RefHeading__1569_1686434533"/><text:span text:style-name="T28"><text:tab/></text:span><text:span text:style-name="T20">S</text:span><text:span text:style-name="T21">auvegarder/Charger les scores et les statistiques :</text:span><text:bookmark-end text:name="__RefHeading__1569_1686434533"/></text:p>
      <text:p text:style-name="P35"/>
      <text:p text:style-name="P11"><text:bookmark-start text:name="__RefHeading__1571_1686434533"/>Lorsqu'une partie est terminée, les statistiques de la partie sont ajoutée aux statistiques globales du jeu. De plus le joueur peut ajouter son score au classement du jeu.<text:bookmark-end text:name="__RefHeading__1571_1686434533"/></text:p>
      <text:p text:style-name="P36"/>
      <text:p text:style-name="P12"><text:bookmark-start text:name="__RefHeading__1573_1686434533"/><text:span text:style-name="T34"><text:tab/></text:span><text:span text:style-name="T22">Crypter les données [OPTION] :</text:span><text:bookmark-end text:name="__RefHeading__1573_1686434533"/></text:p>
      <text:p text:style-name="P37"/>
      <text:p text:style-name="P12"><text:bookmark-start text:name="__RefHeading__1575_1686434533"/>Toute donnée sauvegardée sur le système est cryptée de façon à assurer l'intégrité des sauvegardes.<text:bookmark-end text:name="__RefHeading__1575_1686434533"/></text:p>
      <text:p text:style-name="Text_20_body"/>
      <text:p text:style-name="P32"><text:bookmark-start text:name="__RefHeading__1577_1686434533"/>Éditeur<text:bookmark-end text:name="__RefHeading__1577_1686434533"/></text:p>
      <text:p text:style-name="P13"/>
      <text:p text:style-name="P13"><text:bookmark-start text:name="__RefHeading__1579_1686434533"/><text:soft-page-break/><text:tab/><text:span text:style-name="T24">Créer une </text:span><text:span text:style-name="T18">grille :</text:span><text:bookmark-end text:name="__RefHeading__1579_1686434533"/></text:p>
      <text:p text:style-name="P13"/>
      <text:p text:style-name="P13"><text:bookmark-start text:name="__RefHeading__1581_1686434533"/><text:span text:style-name="T25">L'utilisateur doit pouvoir créer une grille personnalisé </text:span><text:span text:style-name="T26">en remplissant une grille vide.</text:span><text:bookmark-end text:name="__RefHeading__1581_1686434533"/></text:p>
      <text:p text:style-name="P13"/>
      <text:p text:style-name="P13"><text:bookmark-start text:name="__RefHeading__1583_1686434533"/><text:tab/><text:span text:style-name="T18">Créer un</text:span><text:span text:style-name="T24">e grille </text:span><text:span text:style-name="T18">aléatoirement :</text:span><text:bookmark-end text:name="__RefHeading__1583_1686434533"/></text:p>
      <text:p text:style-name="P13"/>
      <text:p text:style-name="P13"><text:bookmark-start text:name="__RefHeading__1585_1686434533"/>L'application doit pouvoir créer une grille aléatoire pour l'utilisateur.<text:tab/><text:bookmark-end text:name="__RefHeading__1585_1686434533"/></text:p>
      <text:p text:style-name="P13"/>
      <text:p text:style-name="P13"><text:bookmark-start text:name="__RefHeading__1587_1686434533"/><text:tab/><text:span text:style-name="T24">Modifier une </text:span><text:span text:style-name="T18">grille :</text:span><text:bookmark-end text:name="__RefHeading__1587_1686434533"/></text:p>
      <text:p text:style-name="P13"><text:bookmark-start text:name="__RefHeading__1589_1686434533"/><text:tab/><text:bookmark-end text:name="__RefHeading__1589_1686434533"/></text:p>
      <text:p text:style-name="Text_20_body"><text:bookmark-start text:name="__RefHeading__1591_1686434533"/><text:span text:style-name="T3">L'utilisateur doit </text:span><text:span text:style-name="T13">pouvoir modifier une grille déjà existante.</text:span><text:bookmark-end text:name="__RefHeading__1591_1686434533"/></text:p>
      <text:p text:style-name="P33"/>
      <text:p text:style-name="P7"><text:bookmark-start text:name="__RefHeading__1593_1686434533"/>Traitement/Persistance des données :<text:bookmark-end text:name="__RefHeading__1593_1686434533"/></text:p>
      <text:p text:style-name="Text_20_body"/>
      <text:p text:style-name="Text_20_body"><text:bookmark-start text:name="__RefHeading__1595_1686434533"/><text:span text:style-name="T25"><text:tab/></text:span><text:span text:style-name="T23">Sauvegarder/Charger un plateau :</text:span><text:bookmark-end text:name="__RefHeading__1595_1686434533"/></text:p>
      <text:p text:style-name="Text_20_body"><text:bookmark-start text:name="__RefHeading__1597_1686434533"/><text:bookmark-end text:name="__RefHeading__1597_1686434533"/></text:p>
      <text:p text:style-name="Text_20_body"><text:bookmark-start text:name="__RefHeading__1599_1686434533"/><text:span text:style-name="T25">L'utilisateur doit pouvoir sauvegarder ses plateaux en cours et si l'application quitte sans avoir sauvegarder, l</text:span><text:span text:style-name="T26">e dernier plateau</text:span><text:span text:style-name="T25"> est sauvegarder automatiquement.</text:span><text:bookmark-end text:name="__RefHeading__1599_1686434533"/></text:p>
      <text:p text:style-name="Text_20_body"><text:bookmark-start text:name="__RefHeading__1601_1686434533"/><office:annotation><dc:creator>antoine foucault</dc:creator><dc:date>2014-02-05T16:09:58</dc:date><text:p text:style-name="P53"><text:span text:style-name="T37">Ajouter les diagrammes</text:span></text:p></office:annotation><text:bookmark-end text:name="__RefHeading__1601_1686434533"/></text:p>
      <text:h text:style-name="Heading_20_2" text:outline-level="2"><text:bookmark-start text:name="__RefHeading__1603_1686434533"/>Scénarios d'utilisation<text:bookmark-end text:name="__RefHeading__1603_1686434533"/></text:h>
      <text:p text:style-name="P5"><text:bookmark-start text:name="__RefHeading__1605_1686434533"/>Scénario d’utilisation numéro 1 :<text:bookmark-end text:name="__RefHeading__1605_1686434533"/></text:p>
      <text:p text:style-name="Text_20_body"/>
      <text:p text:style-name="Text_20_body"><text:bookmark-start text:name="__RefHeading__1607_1686434533"/><text:span text:style-name="T35"><text:tab/>Nom :</text:span> Résolution picross <text:bookmark-end text:name="__RefHeading__1607_1686434533"/></text:p>
      <text:p text:style-name="Text_20_body"><text:bookmark-start text:name="__RefHeading__1609_1686434533"/><text:span text:style-name="T35"><text:tab/>Description :</text:span> L’utilisateur tente de résoudre une grille de picross <text:bookmark-end text:name="__RefHeading__1609_1686434533"/></text:p>
      <text:p text:style-name="Text_20_body"><text:bookmark-start text:name="__RefHeading__1611_1686434533"/><text:span text:style-name="T35"><text:tab/>Acteur :</text:span> L'utilisateur de l'application <text:bookmark-end text:name="__RefHeading__1611_1686434533"/></text:p>
      <text:p text:style-name="Text_20_body"><text:bookmark-start text:name="__RefHeading__1613_1686434533"/><text:span text:style-name="T35"><text:tab/>Préalables :</text:span> L'application doit être téléchargé <text:bookmark-end text:name="__RefHeading__1613_1686434533"/></text:p>
      <text:p text:style-name="Text_20_body"><text:bookmark-start text:name="__RefHeading__1615_1686434533"/><text:span text:style-name="T35"><text:tab/>Conséquents :</text:span> L'utilisateur peut exécuter l'application <text:bookmark-end text:name="__RefHeading__1615_1686434533"/></text:p>
      <text:p text:style-name="Text_20_body"/>
      <text:p text:style-name="Text_20_body"><text:bookmark-start text:name="__RefHeading__1617_1686434533"/>Séquences d’événements <office:annotation><dc:creator>antoine foucault</dc:creator><dc:date>2014-02-10T12:49:26</dc:date><text:p text:style-name="P52"><text:span text:style-name="T37">Organiser cette partie (je n'arrive pas à trouver une présentation claire)</text:span></text:p></office:annotation><text:bookmark-end text:name="__RefHeading__1617_1686434533"/></text:p>
      <text:p text:style-name="Text_20_body"><text:bookmark-start text:name="__RefHeading__1619_1686434533"/><text:s/><text:bookmark-end text:name="__RefHeading__1619_1686434533"/></text:p>
      <text:p text:style-name="Text_20_body"><text:bookmark-start text:name="__RefHeading__1621_1686434533"/>I - Choix des options <text:bookmark-end text:name="__RefHeading__1621_1686434533"/></text:p>
      <text:p text:style-name="Text_20_body"/>
      <text:p text:style-name="Text_20_body"><text:bookmark-start text:name="__RefHeading__1623_1686434533"/>- L’utilisateur clique sur l'option "nouvelle partie" <text:bookmark-end text:name="__RefHeading__1623_1686434533"/></text:p>
      <text:p text:style-name="Text_20_body"/>
      <text:p text:style-name="Text_20_body"><text:bookmark-start text:name="__RefHeading__1625_1686434533"/><text:soft-page-break/>- Le système demande si l'on souhaite une grille choisie ou aléatoire <text:bookmark-end text:name="__RefHeading__1625_1686434533"/></text:p>
      <text:p text:style-name="Text_20_body"><text:bookmark-start text:name="__RefHeading__1627_1686434533"/>- L'utilisateur fait son choix <text:bookmark-end text:name="__RefHeading__1627_1686434533"/></text:p>
      <text:p text:style-name="Text_20_body"/>
      <text:p text:style-name="Text_20_body"><text:bookmark-start text:name="__RefHeading__1629_1686434533"/>- S'il demande une grille aléatoire <text:bookmark-end text:name="__RefHeading__1629_1686434533"/></text:p>
      <text:p text:style-name="Text_20_body"><text:bookmark-start text:name="__RefHeading__1631_1686434533"/>- Le système propose différentes tailles de grille (Peut être encombrant s'il y en a beaucoup, mais évite une entrée manuelle qui pourrait être incorrecte) <text:bookmark-end text:name="__RefHeading__1631_1686434533"/></text:p>
      <text:p text:style-name="Text_20_body"><text:bookmark-start text:name="__RefHeading__1633_1686434533"/>- L'utilisateur choisit une taille <text:bookmark-end text:name="__RefHeading__1633_1686434533"/></text:p>
      <text:p text:style-name="Text_20_body"><text:bookmark-start text:name="__RefHeading__1635_1686434533"/>- Le système sélectionne une grille <text:bookmark-end text:name="__RefHeading__1635_1686434533"/></text:p>
      <text:p text:style-name="Text_20_body"/>
      <text:p text:style-name="Text_20_body"><text:bookmark-start text:name="__RefHeading__1637_1686434533"/>- (Un joker = une aide ?) <text:bookmark-end text:name="__RefHeading__1637_1686434533"/></text:p>
      <text:p text:style-name="Text_20_body"/>
      <text:p text:style-name="Text_20_body"><text:bookmark-start text:name="__RefHeading__1639_1686434533"/>- Ajout d'un malus par joker utilisé <text:bookmark-end text:name="__RefHeading__1639_1686434533"/></text:p>
      <text:p text:style-name="Text_20_body"><text:bookmark-start text:name="__RefHeading__1641_1686434533"/>- Dans le cas ou le nombre au départ est limité : <text:bookmark-end text:name="__RefHeading__1641_1686434533"/></text:p>
      <text:p text:style-name="Text_20_body"><text:bookmark-start text:name="__RefHeading__1643_1686434533"/>- Ajout d'un bonus en fonction du nombre de jokers non utilisés (optionnel) <text:bookmark-end text:name="__RefHeading__1643_1686434533"/></text:p>
      <text:p text:style-name="Text_20_body"/>
      <text:p text:style-name="Text_20_body"><text:bookmark-start text:name="__RefHeading__1645_1686434533"/>- On considère que le timer est toujours mis en place <text:bookmark-end text:name="__RefHeading__1645_1686434533"/></text:p>
      <text:p text:style-name="Text_20_body"/>
      <text:p text:style-name="Text_20_body"><text:bookmark-start text:name="__RefHeading__1647_1686434533"/>II - Résolution du picross <text:bookmark-end text:name="__RefHeading__1647_1686434533"/></text:p>
      <text:p text:style-name="Text_20_body"/>
      <text:p text:style-name="Text_20_body"><text:bookmark-start text:name="__RefHeading__1649_1686434533"/>- L'utilisateur essaye de résoudre la grille <text:bookmark-end text:name="__RefHeading__1649_1686434533"/></text:p>
      <text:p text:style-name="Text_20_body"><text:bookmark-start text:name="__RefHeading__1651_1686434533"/>- L'utilisateur peut utiliser l'option "joker / aide" pour se débloquer <text:bookmark-end text:name="__RefHeading__1651_1686434533"/></text:p>
      <text:p text:style-name="Text_20_body"><text:bookmark-start text:name="__RefHeading__1653_1686434533"/>- Une fois la grille complète, il peut cliquer sur l'option "terminer / vérifier grille" <text:bookmark-end text:name="__RefHeading__1653_1686434533"/></text:p>
      <text:p text:style-name="Text_20_body"/>
      <text:p text:style-name="Text_20_body"><text:bookmark-start text:name="__RefHeading__1655_1686434533"/>- Le système compare les valeurs de chaque ligne / colonne avec les cases noircies <text:bookmark-end text:name="__RefHeading__1655_1686434533"/></text:p>
      <text:p text:style-name="Text_20_body"><text:bookmark-start text:name="__RefHeading__1657_1686434533"/>- Affichage d'un message indiquant s'il y a correspondance (réussite) ou non <text:bookmark-end text:name="__RefHeading__1657_1686434533"/></text:p>
      <text:p text:style-name="Text_20_body"/>
      <text:p text:style-name="Text_20_body"><text:bookmark-start text:name="__RefHeading__1659_1686434533"/>- S'il y a correspondance <text:bookmark-end text:name="__RefHeading__1659_1686434533"/></text:p>
      <text:p text:style-name="Text_20_body"><text:bookmark-start text:name="__RefHeading__1661_1686434533"/>- Le système demande d'entrer son nom <text:bookmark-end text:name="__RefHeading__1661_1686434533"/></text:p>
      <text:p text:style-name="Text_20_body"><text:bookmark-start text:name="__RefHeading__1663_1686434533"/>- L'utilisateur entre son nom <text:bookmark-end text:name="__RefHeading__1663_1686434533"/></text:p>
      <text:p text:style-name="Text_20_body"><text:bookmark-start text:name="__RefHeading__1665_1686434533"/>- Enregistrement du temps mis pour terminer la grille avec le nom entré <text:bookmark-end text:name="__RefHeading__1665_1686434533"/></text:p>
      <text:p text:style-name="Text_20_body"><text:bookmark-start text:name="__RefHeading__1667_1686434533"/>- Affichage des records pour cette grille <text:bookmark-end text:name="__RefHeading__1667_1686434533"/></text:p>
      <text:p text:style-name="Text_20_body"><text:bookmark-start text:name="__RefHeading__1669_1686434533"/>- Si l'image obtenue est différente de celle stockée, Le système en informe l'utilisateur et lui montre l'image en question <text:bookmark-end text:name="__RefHeading__1669_1686434533"/></text:p>
      <text:p text:style-name="Text_20_body"><text:bookmark-start text:name="__RefHeading__1671_1686434533"/>- Le système propose soit de tenter une nouvelle grille, soit de retourner au menu principal <text:bookmark-end text:name="__RefHeading__1671_1686434533"/></text:p>
      <text:p text:style-name="Text_20_body"><text:bookmark-start text:name="__RefHeading__1673_1686434533"/>- L'utilisateur choisit <text:bookmark-end text:name="__RefHeading__1673_1686434533"/></text:p>
      <text:p text:style-name="Text_20_body"/>
      <text:p text:style-name="Text_20_body"><text:bookmark-start text:name="__RefHeading__1675_1686434533"/><text:soft-page-break/>- Sinon <text:bookmark-end text:name="__RefHeading__1675_1686434533"/></text:p>
      <text:p text:style-name="Text_20_body"><text:bookmark-start text:name="__RefHeading__1677_1686434533"/>- L'utilisation d'un joker peut être proposé dans le message, vu que le joueur s'en servira probablement pour repérer une erreur (les erreurs en cascade, ça pardonne pas) <text:bookmark-end text:name="__RefHeading__1677_1686434533"/></text:p>
      <text:p text:style-name="Text_20_body"/>
      <text:p text:style-name="Text_20_body"><text:bookmark-start text:name="__RefHeading__1679_1686434533"/>III - Exceptions <text:bookmark-end text:name="__RefHeading__1679_1686434533"/></text:p>
      <text:p text:style-name="Text_20_body"/>
      <text:p text:style-name="Text_20_body"><text:bookmark-start text:name="__RefHeading__1681_1686434533"/>- L'utilisateur entre une taille de grille souhaitée qui n'est pas prise en compte (dans le cas d'une saisie manuelle) <text:bookmark-end text:name="__RefHeading__1681_1686434533"/></text:p>
      <text:p text:style-name="Text_20_body"><text:bookmark-start text:name="__RefHeading__1683_1686434533"/>- L'utilisateur veut utiliser un joker alors qu'il n'en a plus <text:bookmark-end text:name="__RefHeading__1683_1686434533"/></text:p>
      <text:p text:style-name="Text_20_body"/>
      <text:p text:style-name="P5"><text:bookmark-start text:name="__RefHeading__1687_1686434533"/>Scénario d’utilisation numéro 2 :<text:bookmark-end text:name="__RefHeading__1687_1686434533"/></text:p>
      <text:p text:style-name="Text_20_body"/>
      <text:p text:style-name="Text_20_body"><text:bookmark-start text:name="__RefHeading__1689_1686434533"/><text:tab/><text:span text:style-name="T35">Nom</text:span> : Edition picross <text:bookmark-end text:name="__RefHeading__1689_1686434533"/></text:p>
      <text:p text:style-name="Text_20_body"><text:bookmark-start text:name="__RefHeading__1691_1686434533"/><text:tab/><text:span text:style-name="T35">Description </text:span>: L’utilisateur créé une grille de picross via l'éditeur <text:bookmark-end text:name="__RefHeading__1691_1686434533"/></text:p>
      <text:p text:style-name="Text_20_body"><text:bookmark-start text:name="__RefHeading__1693_1686434533"/><text:tab/><text:span text:style-name="T35">Acteur</text:span> : L'utilisateur de l'application <text:bookmark-end text:name="__RefHeading__1693_1686434533"/></text:p>
      <text:p text:style-name="Text_20_body"><text:bookmark-start text:name="__RefHeading__1695_1686434533"/><text:tab/><text:span text:style-name="T35">Préalables </text:span>: L'application doit être téléchargé <text:bookmark-end text:name="__RefHeading__1695_1686434533"/></text:p>
      <text:p text:style-name="Text_20_body"><text:bookmark-start text:name="__RefHeading__1697_1686434533"/><text:tab/><text:span text:style-name="T35">Conséquents</text:span> : L'utilisateur peut exécuter l'application <text:bookmark-end text:name="__RefHeading__1697_1686434533"/></text:p>
      <text:p text:style-name="Text_20_body"/>
      <text:p text:style-name="Text_20_body"><text:bookmark-start text:name="__RefHeading__1699_1686434533"/>Séquences d’événements <text:bookmark-end text:name="__RefHeading__1699_1686434533"/></text:p>
      <text:p text:style-name="Text_20_body"/>
      <text:p text:style-name="Text_20_body"><text:bookmark-start text:name="__RefHeading__1701_1686434533"/>exemple : http://www.hanjie-star.fr/picross/regles-et-tutoriels/tutoriel-creer-une-grille-de-hanjie-3.html <text:bookmark-end text:name="__RefHeading__1701_1686434533"/></text:p>
      <text:p text:style-name="Text_20_body"/>
      <text:p text:style-name="Text_20_body"><text:bookmark-start text:name="__RefHeading__1703_1686434533"/>I - Création de la grille <text:bookmark-end text:name="__RefHeading__1703_1686434533"/></text:p>
      <text:p text:style-name="Text_20_body"/>
      <text:p text:style-name="Text_20_body"><text:bookmark-start text:name="__RefHeading__1705_1686434533"/>- L'utilisateur clique sur l'option "créer un picross" <text:bookmark-end text:name="__RefHeading__1705_1686434533"/></text:p>
      <text:p text:style-name="Text_20_body"><text:bookmark-start text:name="__RefHeading__1707_1686434533"/>- Le système permet de modifier le nombre de lignes et de colonne via <text:bookmark-end text:name="__RefHeading__1707_1686434533"/></text:p>
      <text:p text:style-name="Text_20_body"><text:bookmark-start text:name="__RefHeading__1709_1686434533"/>- Une saisie manuelle <text:bookmark-end text:name="__RefHeading__1709_1686434533"/></text:p>
      <text:p text:style-name="Text_20_body"><text:bookmark-start text:name="__RefHeading__1711_1686434533"/>- Un "pointeur" situé sur une barre de longueur 25 (voir exemple) <text:bookmark-end text:name="__RefHeading__1711_1686434533"/></text:p>
      <text:p text:style-name="Text_20_body"/>
      <text:p text:style-name="Text_20_body"><text:bookmark-start text:name="__RefHeading__1713_1686434533"/>- L'utilisateur sélectionne le nombre de lignes et de colonnes (non modifiable par la suite) <text:bookmark-end text:name="__RefHeading__1713_1686434533"/></text:p>
      <text:p text:style-name="Text_20_body"><text:bookmark-start text:name="__RefHeading__1715_1686434533"/>- L'utilisateur dessine son image en cliquant sur les cases de la grille pour les noircir, une 2e fois pour annuler <text:bookmark-end text:name="__RefHeading__1715_1686434533"/></text:p>
      <text:p text:style-name="Text_20_body"><text:bookmark-start text:name="__RefHeading__1717_1686434533"/>- L'utilisateur clique sur l'option "enregistrer la grille" <text:bookmark-end text:name="__RefHeading__1717_1686434533"/></text:p>
      <text:p text:style-name="Text_20_body"><text:soft-page-break/></text:p>
      <text:p text:style-name="Text_20_body"><text:bookmark-start text:name="__RefHeading__1719_1686434533"/>II - Enregistrement de la grille <text:bookmark-end text:name="__RefHeading__1719_1686434533"/></text:p>
      <text:p text:style-name="Text_20_body"/>
      <text:p text:style-name="Text_20_body"><text:bookmark-start text:name="__RefHeading__1721_1686434533"/>- Le système demande de saisir un nom de grille (obligatoire) ainsi qu'une description (optionnel, peut aider à résoudre la grille) <text:bookmark-end text:name="__RefHeading__1721_1686434533"/></text:p>
      <text:p text:style-name="Text_20_body"><text:bookmark-start text:name="__RefHeading__1723_1686434533"/>- L'utilisateur saisit le nom, et éventuellement la description <text:bookmark-end text:name="__RefHeading__1723_1686434533"/></text:p>
      <text:p text:style-name="Text_20_body"><text:bookmark-start text:name="__RefHeading__1725_1686434533"/>- Le système compte, pour chaque ligne et ensuite pour chaque colonne, les séries de cases noires et enregistre ces valeurs avec la grille <text:bookmark-end text:name="__RefHeading__1725_1686434533"/></text:p>
      <text:p text:style-name="Text_20_body"/>
      <text:p text:style-name="Text_20_body"><text:bookmark-start text:name="__RefHeading__1727_1686434533"/>- Le système propose soit de créer une autre grille, soit de retourner au menu principal <text:bookmark-end text:name="__RefHeading__1727_1686434533"/></text:p>
      <text:p text:style-name="Text_20_body"><text:bookmark-start text:name="__RefHeading__1729_1686434533"/>- L'utilisateur choisit <text:bookmark-end text:name="__RefHeading__1729_1686434533"/></text:p>
      <text:p text:style-name="Text_20_body"/>
      <text:p text:style-name="Text_20_body"><text:bookmark-start text:name="__RefHeading__1731_1686434533"/>III - Exceptions <text:bookmark-end text:name="__RefHeading__1731_1686434533"/></text:p>
      <text:p text:style-name="Text_20_body"/>
      <text:p text:style-name="Text_20_body"><text:bookmark-start text:name="__RefHeading__1733_1686434533"/>- ?<text:bookmark-end text:name="__RefHeading__1733_1686434533"/></text:p>
      <text:p text:style-name="P19"/>
      <text:h text:style-name="Heading_20_1" text:outline-level="1"><text:bookmark-start text:name="__RefHeading__1735_1686434533"/><text:span text:style-name="T2">Livrable</text:span><text:span text:style-name="T29">s</text:span><text:bookmark-end text:name="__RefHeading__1735_1686434533"/></text:h>
      <text:p text:style-name="P18"/>
      <text:list xml:id="list486019058" text:style-name="L7">
        <text:list-item>
          <text:p text:style-name="P38"><text:bookmark-start text:name="__RefHeading__1737_1686434533"/>Un cahier des charges validé par le client<text:bookmark-end text:name="__RefHeading__1737_1686434533"/></text:p>
        </text:list-item>
        <text:list-item>
          <text:p text:style-name="P38"><text:bookmark-start text:name="__RefHeading__1739_1686434533"/>Un logiciel qui respecte le cahier des charges<text:bookmark-end text:name="__RefHeading__1739_1686434533"/></text:p>
        </text:list-item>
        <text:list-item>
          <text:p text:style-name="P38">Les cahiers d'analyse et de conception</text:p>
        </text:list-item>
        <text:list-item>
          <text:p text:style-name="P38"><text:bookmark-start text:name="__RefHeading__1743_1686434533"/>Un manuel utilisateur<text:bookmark-end text:name="__RefHeading__1743_1686434533"/></text:p>
        </text:list-item>
      </text:list>
      <text:p text:style-name="P42"/>
      <text:h text:style-name="P45" text:outline-level="1">Contraintes</text:h>
      <text:h text:style-name="Heading_20_2" text:outline-level="2">Documentation</text:h>
      <text:p text:style-name="P41"/>
      <table:table table:name="Tableau1" table:style-name="Tableau1">
        <table:table-column table:style-name="Tableau1.A"/>
        <table:table-column table:style-name="Tableau1.B"/>
        <table:table-row>
          <table:table-cell table:style-name="Tableau1.A1" office:value-type="string">
            <text:p text:style-name="P47">Document</text:p>
          </table:table-cell>
          <table:table-cell table:style-name="Tableau1.B1" office:value-type="string">
            <text:p text:style-name="P47">Objectif</text:p>
          </table:table-cell>
        </table:table-row>
        <table:table-row>
          <table:table-cell table:style-name="Tableau1.A4" office:value-type="string">
            <text:p text:style-name="P47">Cahier des charges</text:p>
          </table:table-cell>
          <table:table-cell table:style-name="Tableau1.B4" office:value-type="string">
            <text:p text:style-name="P46">Spécifier les besoins du client, les fonctionnalités attendues de l'application, ainsi que les contraintes liées au projet.</text:p>
          </table:table-cell>
        </table:table-row>
        <table:table-row>
          <table:table-cell table:style-name="Tableau1.A4" office:value-type="string">
            <text:p text:style-name="P47">Dossier d'analyse et de conception</text:p>
          </table:table-cell>
          <table:table-cell table:style-name="Tableau1.B4" office:value-type="string">
            <text:p text:style-name="P48">Présenter les outils et technologies utilisées dans le cadre du projet et préciser son architecture.</text:p>
          </table:table-cell>
        </table:table-row>
        <table:table-row>
          <table:table-cell table:style-name="Tableau1.A4" office:value-type="string">
            <text:p text:style-name="P47">Manuel utilisateur</text:p>
          </table:table-cell>
          <table:table-cell table:style-name="Tableau1.B4" office:value-type="string">
            <text:p text:style-name="P48">Indiquer à l'utilisateur comment utiliser les différentes fonctionnalités présentes dans l'application.</text:p>
          </table:table-cell>
        </table:table-row>
      </table:table>
      <text:h text:style-name="Heading_20_2" text:outline-level="2"><text:soft-page-break/>Délais</text:h>
      <text:p text:style-name="P41"/>
      <text:p text:style-name="P40">Tous les livrables qui accompagnent l'application, ainsi que l'application elle-même doivent être rendus le ????.</text:p>
      <text:p text:style-name="P39"/>
      <text:h text:style-name="Heading_20_2" text:outline-level="2">Contraintes techniques</text:h>
      <text:p text:style-name="P41"/>
      <text:p text:style-name="P41">Le développement de l'application se fera avec ces moyens techniques :</text:p>
      <text:p text:style-name="P41">- Compatibilité avec le langage Ruby dans sa version 1.9.3 </text:p>
      <text:p text:style-name="P41">- Interface graphique avec la bibliothèque logicielle GTK </text:p>
      <text:p text:style-name="P41">- Mise en œuvre de la persistance des données à l'aide de <text:span text:style-name="T36">la sérialisation.</text:span></text:p>
      <text:p text:style-name="P43">- Compatibilité avec la version de Ruby disponible sur Hop3x.<office:annotation><dc:creator>antoine foucault</dc:creator><dc:date>2014-02-05T16:22:01</dc:date><text:p text:style-name="P53"><text:span text:style-name="T37">Ajouter une partie Contrainte</text:span></text:p></office:annot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OpenSymbol1" svg:font-family="OpenSymbol"/>
    <style:font-face style:name="Cantarell" svg:font-family="Cantarell" style:font-family-generic="swiss"/>
    <style:font-face style:name="DejaVu Sans1" svg:font-family="'DejaVu Sans'" style:font-family-generic="swiss"/>
    <style:font-face style:name="Liberation Serif" svg:font-family="'Liberation Serif'" style:font-family-generic="roman" style:font-pitch="variable"/>
    <style:font-face style:name="Cantarell1" svg:font-family="Cantarell" style:font-family-generic="swiss"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Zen Hei Sharp"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WenQuanYi Zen Hei Sharp" style:font-size-asian="14pt" style:font-name-complex="DejaVu Sans" style:font-size-complex="14pt"/>
    </style:style>
    <style:style style:name="Text_20_body" style:display-name="Text body" style:family="paragraph" style:parent-style-name="Heading_20_1" style:default-outline-level="" style:list-style-name="" style:class="text">
      <style:paragraph-properties fo:margin-top="0cm" fo:margin-bottom="0.212cm" style:contextual-spacing="false" fo:text-align="justify" style:justify-single-word="false"/>
      <style:text-properties style:font-name="Liberation Sans1" fo:font-size="12pt" fo:font-weight="normal" style:font-size-asian="10.5pt" style:font-weight-asian="normal"/>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Heading_20_1" style:display-name="Heading 1" style:family="paragraph" style:parent-style-name="Heading" style:next-style-name="Text_20_body" style:default-outline-level="1" style:class="text">
      <style:paragraph-properties fo:margin-top="0.42cm" fo:margin-bottom="0.21cm" style:contextual-spacing="false"/>
      <style:text-properties fo:font-size="125%" fo:font-weight="bold" style:font-size-asian="115%" style:font-weight-asian="normal"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42cm" fo:margin-bottom="0.409cm" style:contextual-spacing="false"/>
      <style:text-properties fo:font-size="110%" fo:font-style="italic" fo:font-weight="bold" style:font-size-asian="14pt" style:font-style-asian="italic" style:font-weight-asian="bold" style:font-size-complex="14pt" style:font-style-complex="italic" style:font-weight-complex="normal"/>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Contents" style:display-name="Table Contents" style:family="paragraph" style:parent-style-name="Standard" style:class="extra">
      <style:paragraph-properties text:number-lines="false" text:line-number="0"/>
    </style:style>
    <style:style style:name="Sans_20_nom1" style:display-name="Sans nom1" style:family="paragraph" style:parent-style-name="Text_20_body" style:class="text">
      <style:text-properties style:font-name="Liberation Sans1" style:font-size-asian="10.5pt" style:font-weight-asian="normal"/>
    </style:style>
    <style:style style:name="Sans_20_nom2" style:display-name="Sans nom2" style:family="paragraph" style:parent-style-name="Text_20_body" style:class="text">
      <style:text-properties style:font-name="Liberation Sans1" style:font-size-asian="10.5pt" style:font-weight-asian="normal"/>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1</text:page-number>/<text:page-count>1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toine foucault</meta:initial-creator>
    <meta:creation-date>2014-02-05T15:38:17</meta:creation-date>
    <meta:generator>LibreOffice/3.6$Linux_X86_64 LibreOffice_project/360m1$Build-2</meta:generator>
    <dc:date>2014-02-11T09:48:40</dc:date>
    <dc:creator>antoine foucault</dc:creator>
    <meta:editing-duration>PT1H54M30S</meta:editing-duration>
    <meta:editing-cycles>78</meta:editing-cycles>
    <meta:document-statistic meta:table-count="3" meta:image-count="0" meta:object-count="0" meta:page-count="13" meta:paragraph-count="211" meta:word-count="1850" meta:character-count="11844" meta:non-whitespace-character-count="10133"/>
  </office:meta>
</office:document-meta>
</file>